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5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question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rrectAnsewe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zy w trakcie prowadzenia pojazdu, wraz z upływem czasu, poprawia się Twoja zdolność dostrzegania znaków i sygnałów drogow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9599org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zy gdy prowadzisz w stanie pobudzenia emocjonalnego, to maleje Twoja zdolność koncentracji uwa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30__4_org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Jakiej kategorii prawo jazdy jest wymagane, gdy chcesz kierować czterokołowcem innym niż lekki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.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M.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Który z obowiązków dotyczy właściciela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dawanie pojazdu okresowym badaniom technicznym.</text:p>
          </table:table-cell>
          <table:table-cell office:value-type="string" calcext:value-type="string">
            <text:p>Zawarcie umowy ubezpieczenia NW.</text:p>
          </table:table-cell>
          <table:table-cell office:value-type="string" calcext:value-type="string">
            <text:p>Zawarcie umowy ubezpieczenia Autocasco.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Kiedy powinieneś sprawdzać ciśnienie w ogumieniu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pośrednio przed rozpoczęciem podróży.</text:p>
          </table:table-cell>
          <table:table-cell office:value-type="string" calcext:value-type="string">
            <text:p>Po zakończeniu jazdy.</text:p>
          </table:table-cell>
          <table:table-cell office:value-type="string" calcext:value-type="string">
            <text:p>Co najmniej dobę przed zaplanowaną podróżą.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W jaki sposób wolno Ci przewozić ładunek w przyczepie ciągniętej przez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Ładunek może zasłaniać niektóre światła przyczepy.</text:p>
          </table:table-cell>
          <table:table-cell office:value-type="string" calcext:value-type="string">
            <text:p>Ładunek nie może naruszać stateczności pojazdu.</text:p>
          </table:table-cell>
          <table:table-cell office:value-type="string" calcext:value-type="string">
            <text:p>Ładunek nie musi być zabezpieczony przed zmianą położenia.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W jaki sposób przewieziesz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ezpieczę go przed przemieszczaniem.</text:p>
          </table:table-cell>
          <table:table-cell office:value-type="string" calcext:value-type="string">
            <text:p>Umieszczę ładunek luźno na przyczepie.</text:p>
          </table:table-cell>
          <table:table-cell office:value-type="string" calcext:value-type="string">
            <text:p>Nie zabezpieczę ładunku przed przemieszczaniem, jeżeli będę jechał wolno.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Jak przewieziesz ładunek sypki w przyczepie ciągniętej przez samochód osob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zasłonięty - umieszczony poniżej wysokości burt.</text:p>
          </table:table-cell>
          <table:table-cell office:value-type="string" calcext:value-type="string">
            <text:p>Nie przekraczajac prędkości 30 km/h.</text:p>
          </table:table-cell>
          <table:table-cell office:value-type="string" calcext:value-type="string">
            <text:p>Zasłonięty w szczelnej skrzyni ładunkowej.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Jak powinieneś zabezpieczyć urządzenie, którym zamocowałeś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żeby mocowanie nie rozluźniło się.</text:p>
          </table:table-cell>
          <table:table-cell office:value-type="string" calcext:value-type="string">
            <text:p>Może swobodnie zwisać z przyczepy.</text:p>
          </table:table-cell>
          <table:table-cell office:value-type="string" calcext:value-type="string">
            <text:p>Nie musi być zabezpieczone przed spadnięciem podczas jazdy.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W jaki sposób powinien być umieszczony ładunek na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że nieznacznie zasłaniać tablice rejestracyjne.</text:p>
          </table:table-cell>
          <table:table-cell office:value-type="string" calcext:value-type="string">
            <text:p>Może zasłaniać tylne światło przeciwmgłowe.</text:p>
          </table:table-cell>
          <table:table-cell office:value-type="string" calcext:value-type="string">
            <text:p>Nie może ograniczać widoczności drogi.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Jak umieścisz bagaż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jcięższe bagaże włożę najgłębiej i najniżej, w centralnej części bagażnika.</text:p>
          </table:table-cell>
          <table:table-cell office:value-type="string" calcext:value-type="string">
            <text:p>W dowolny sposób.</text:p>
          </table:table-cell>
          <table:table-cell office:value-type="string" calcext:value-type="string">
            <text:p>Najcięższe bagaże włożę w górnej części bagażnika, nad lżejszymi.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W jaki sposób umieścisz ładunek na przyczepie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by nie zasłaniał świateł przyczepy.</text:p>
          </table:table-cell>
          <table:table-cell office:value-type="string" calcext:value-type="string">
            <text:p>Umieszczę go po jednej stronie przyczepy.</text:p>
          </table:table-cell>
          <table:table-cell office:value-type="string" calcext:value-type="string">
            <text:p>Umieszczę go zawsze w tylnej części przyczepy.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Czego nie możesz robić kierując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ągnąć za pojazdem osoby na sankach.</text:p>
          </table:table-cell>
          <table:table-cell office:value-type="string" calcext:value-type="string">
            <text:p>Korzystać z radia CB.</text:p>
          </table:table-cell>
          <table:table-cell office:value-type="string" calcext:value-type="string">
            <text:p>Przewozić dziecka w foteliku ochronnym na przednim siedzeniu.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Który z wymienionych sposobów przewożenia gaśnicy w samochodzie osobowym jest właści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śnica umieszczona jest na tylnej półce.</text:p>
          </table:table-cell>
          <table:table-cell office:value-type="string" calcext:value-type="string">
            <text:p>Gaśnica umieszczona jest luźno między siedzeniami.</text:p>
          </table:table-cell>
          <table:table-cell office:value-type="string" calcext:value-type="string">
            <text:p>Gaśnica zamocowana pod fotelem pasażera.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aki jest cel stosowania układu ASR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Przeciwdziałanie poślizgowi kół podczas ruszania.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ki jest cel stosowania układu ESP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kół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Stabilizowanie ruchu pojazdu podczas jazdy po łuku drogi.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W jaką liczbę gaśnic musi być wyposażony skład dwuwagon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 gaśnicę w każdym wagonie.</text:p>
          </table:table-cell>
          <table:table-cell office:value-type="string" calcext:value-type="string">
            <text:p>Jedną gaśnicę na cały skład.</text:p>
          </table:table-cell>
          <table:table-cell office:value-type="string" calcext:value-type="string">
            <text:p>Co najmniej dwie gaśnice w każdym wagonie.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Czy kierując tramwajem jesteś obowiązany mieć przy sobie i okazywać na żądanie uprawnionego organu dokument stwierdzający dopuszczenie tramwaju do 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ponieważ taki dokument znajduje się tylko w zajezdni.</text:p>
          </table:table-cell>
          <table:table-cell office:value-type="string" calcext:value-type="string">
            <text:p>Nie, ponieważ taki dokument nie dotyczy tramwaju.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Kto jest uprawniony do kontroli dokumentów kierującego tramwaj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cjant lub strażnik miejski.</text:p>
          </table:table-cell>
          <table:table-cell office:value-type="string" calcext:value-type="string">
            <text:p>Funkcjonariusz dowolnej służby, ale tylko w obecności przedstawiciela nadzoru ruchu.</text:p>
          </table:table-cell>
          <table:table-cell office:value-type="string" calcext:value-type="string">
            <text:p>Tylko policjant.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Czy hamulce szynowe zadziałają po awarii przetwornic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Tak, o ile działa zasilanie z drugiego wagonu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Którą z wymienionych czynności powinieneś wykonać, aby płynnie ruszyć z miejsc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niowo zwalniać pedał sprzęgła.</text:p>
          </table:table-cell>
          <table:table-cell office:value-type="string" calcext:value-type="string">
            <text:p>Gwałtownie zwolnić pedał sprzęgła.</text:p>
          </table:table-cell>
          <table:table-cell office:value-type="string" calcext:value-type="string">
            <text:p>Najpierw znacznie zwiększyć obroty silnika, następnie szybko zwolnić pedał sprzęgła.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Czego nie masz prawa robić, gdy kierujesz samochodem osob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zić osób w stanie nietrzeźwości.</text:p>
          </table:table-cell>
          <table:table-cell office:value-type="string" calcext:value-type="string">
            <text:p>Korzystać z telefonu wymagającego trzymania mikrofonu w ręku.</text:p>
          </table:table-cell>
          <table:table-cell office:value-type="string" calcext:value-type="string">
            <text:p>Używać tempomatu na obszarze zabudowanym.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Czy w każdym reflektorze samochodu osobowego wolno Ci zamiast żarówki halogenowej wykorzystywać lampę ksenonową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w sytuacjach awaryjnych.</text:p>
          </table:table-cell>
          <table:table-cell office:value-type="string" calcext:value-type="string">
            <text:p>Nie, ponieważ może to doprowadzić do oślepienia innych kierujących.</text:p>
          </table:table-cell>
          <table:table-cell office:value-type="string" calcext:value-type="string">
            <text:p>Tak, jeżeli trzonek źródła światła pasuje do oprawki w reflektorze.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Która z wymienionych czynności jest dozwolona podczas kierowania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rzystanie z nawigacji.</text:p>
          </table:table-cell>
          <table:table-cell office:value-type="string" calcext:value-type="string">
            <text:p>Odpinanie pasa bezpieczeństwa.</text:p>
          </table:table-cell>
          <table:table-cell office:value-type="string" calcext:value-type="string">
            <text:p>Korzystanie z telefonu wymagającego trzymania słuchawki w ręku.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Jaka jest dopuszczalna minimalna głębokość bieżnika w oponie niewyposażonej we wskaźnik granicznego jej zużyc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 milimetra.</text:p>
          </table:table-cell>
          <table:table-cell office:value-type="string" calcext:value-type="string">
            <text:p>2,6 milimetra.</text:p>
          </table:table-cell>
          <table:table-cell office:value-type="string" calcext:value-type="string">
            <text:p>3 milimetry.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Która z wymienionych usterek, uniemożliwia bezpieczne używanie samochodu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eczyszczony wkład filtra powietrza.</text:p>
          </table:table-cell>
          <table:table-cell office:value-type="string" calcext:value-type="string">
            <text:p>Przegrzewające się elektrody świec zapłonowych.</text:p>
          </table:table-cell>
          <table:table-cell office:value-type="string" calcext:value-type="string">
            <text:p>Przepalona żarówka tylnego lewego kierunkowskazu.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Jaki może być skutek zbyt słabego nacisku na pedał hamulca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dłużenie drogi hamowania.</text:p>
          </table:table-cell>
          <table:table-cell office:value-type="string" calcext:value-type="string">
            <text:p>Zablokowanie kół.</text:p>
          </table:table-cell>
          <table:table-cell office:value-type="string" calcext:value-type="string">
            <text:p>Utrata sterowności.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Do czego może doprowadzić zbyt mocne hamowanie samochodu osobowego niewyposażonego w system ABS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skrócenia o co najmniej połowę drogi hamowania.</text:p>
          </table:table-cell>
          <table:table-cell office:value-type="string" calcext:value-type="string">
            <text:p>Do utraty sterowności.</text:p>
          </table:table-cell>
          <table:table-cell office:value-type="string" calcext:value-type="string">
            <text:p>Do zniszczenia hamulców.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Który ze sposobów hamowania samochodu osobowego wyposażonego w system ABS jest najbardziej efektywn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sacyjne wciskanie pedału hamulca.</text:p>
          </table:table-cell>
          <table:table-cell office:value-type="string" calcext:value-type="string">
            <text:p>Szybkie i mocne wciśnięcie pedału hamulca.</text:p>
          </table:table-cell>
          <table:table-cell office:value-type="string" calcext:value-type="string">
            <text:p>Wciśnięcie pedału sprzęgła, a następnie pedału hamulca.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Które z wymienionych działań należy podjąć, gdy w czasie jazdy zaświeci się na czerwono lampka kontrolna układu hamulc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yć prędkość i czekać, aż lampka zgaśnie.</text:p>
          </table:table-cell>
          <table:table-cell office:value-type="string" calcext:value-type="string">
            <text:p>Zatrzymać pojazd i sprawdzić poziom płynu hamulcowego.</text:p>
          </table:table-cell>
          <table:table-cell office:value-type="string" calcext:value-type="string">
            <text:p>Kontynuować jazdę i zgłosić ten stan przy najbliższych badaniach okresowych pojazdu.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O czym ostrzega świecąca się na czerwono w czasie jazdy samochodem osobowym lampka kontrolna układu chłodze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 zbyt wysokiej temperaturze płynu chłodniczego.</text:p>
          </table:table-cell>
          <table:table-cell office:value-type="string" calcext:value-type="string">
            <text:p>O zbyt niskiej temperaturze płynu chłodniczego.</text:p>
          </table:table-cell>
          <table:table-cell office:value-type="string" calcext:value-type="string">
            <text:p>O zbyt niskim poziomie płynu do spryskiwania szyby.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Która z wymienionych okoliczności może świadczyć o złym stanie technicznym samochodu osob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Pozostawione na miejscu parkowania ślady wycieków płynów eksploatacyjnych.</text:p>
          </table:table-cell>
          <table:table-cell office:value-type="string" calcext:value-type="string">
            <text:p>Zaświecenie się na czerwono lampki kontrolnej ładowania akumulatora przed uruchomieniem silnika.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Który z wymienionych przypadków może świadczyć o złym stanie technicznym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czarnych lub niebieskich gęstych spalin.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Zaświecenie się na czerwono lampki kontrolnej ciśnienia oleju silnikowego przed uruchomieniem silnika.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W którym z wymienionych przypadków, używanie samochodu osobowego nie zagraża bezpieczeństwu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ie zużyte klocki lub tarcze hamulcowe.</text:p>
          </table:table-cell>
          <table:table-cell office:value-type="string" calcext:value-type="string">
            <text:p>Uszkodzone przednie amortyzatory.</text:p>
          </table:table-cell>
          <table:table-cell office:value-type="string" calcext:value-type="string">
            <text:p>Krótkotrwałe użycie koła dojazdowego, gdy jedna z opon uległa uszkodzeniu.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Jeśli tramwaj, wyposażony w hamulec szczękowy toczy się mimo wciśniętego hamulca i świecącej kontrolki hamulców postojowych, świadczyć to może o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ej liczbie pasażerów w tramwaju.</text:p>
          </table:table-cell>
          <table:table-cell office:value-type="string" calcext:value-type="string">
            <text:p>zbyt małym napięciu ładowania akumulatorów.</text:p>
          </table:table-cell>
          <table:table-cell office:value-type="string" calcext:value-type="string">
            <text:p>zużyciu okładzin ciernych.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Która z wymienionych przyczyn może powodować przerwy w dopływie prądu wysokiego napięcia bezpośrednio do wagon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baterii.</text:p>
          </table:table-cell>
          <table:table-cell office:value-type="string" calcext:value-type="string">
            <text:p>Uszkodzenie dzwonka zewnętrznego.</text:p>
          </table:table-cell>
          <table:table-cell office:value-type="string" calcext:value-type="string">
            <text:p>Wyszczerbiona wkładka grafitowa pantografu.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Jaki skutek może wywołać wyszczerbienie grafitowej wkładki pantograf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enie poboru prądu z sieci trakcyjnej.</text:p>
          </table:table-cell>
          <table:table-cell office:value-type="string" calcext:value-type="string">
            <text:p>Nadmierne kołysanie się, a nawet zerwanie sieci trakcyjnej.</text:p>
          </table:table-cell>
          <table:table-cell office:value-type="string" calcext:value-type="string">
            <text:p>Zawsze niezakłócone działanie pantografu.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Kiedy używa się hamulca mechanicznego (nazywanego też postojowym)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wszystkich fazach hamowania.</text:p>
          </table:table-cell>
          <table:table-cell office:value-type="string" calcext:value-type="string">
            <text:p>Tylko w końcowej fazie hamowania i podczas postoju.</text:p>
          </table:table-cell>
          <table:table-cell office:value-type="string" calcext:value-type="string">
            <text:p>Tylko podczas postoju.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Który z wymienionych czynników powoduje działanie hamulca postoj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wka elektromagnetyczna.</text:p>
          </table:table-cell>
          <table:table-cell office:value-type="string" calcext:value-type="string">
            <text:p>Docisk sprężyny.</text:p>
          </table:table-cell>
          <table:table-cell office:value-type="string" calcext:value-type="string">
            <text:p>Układ dźwigni.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Od czego zależy sprawność hamulców elektrodynamiczny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 sprawności silników trakcyjnych.</text:p>
          </table:table-cell>
          <table:table-cell office:value-type="string" calcext:value-type="string">
            <text:p>Od sprawności baterii tramwaju.</text:p>
          </table:table-cell>
          <table:table-cell office:value-type="string" calcext:value-type="string">
            <text:p>Hamulce elektordynamiczne są niezależne od systemów tramwaju.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Co należy zrobić aby zwolnić (zluzować) hamulce postojowe do holowania uszkodzonego tramwaj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yć wagon, po jego wyłączeniu hamulce są automatycznie zluzowane.</text:p>
          </table:table-cell>
          <table:table-cell office:value-type="string" calcext:value-type="string">
            <text:p>Odpiąć mechanicznie lub elektrycznie luzowniki.</text:p>
          </table:table-cell>
          <table:table-cell office:value-type="string" calcext:value-type="string">
            <text:p>Ustawić nawrotnik w położenie neutralne.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Jakiego rodzaju hamulcem jest hamulec postoj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ywny - działa tylko po załączeniu tramwaju i naciśnięciu pedału hamulca.</text:p>
          </table:table-cell>
          <table:table-cell office:value-type="string" calcext:value-type="string">
            <text:p>Pasywny - działa nawet po wyłączeniu tramwaju.</text:p>
          </table:table-cell>
          <table:table-cell office:value-type="string" calcext:value-type="string">
            <text:p>Pasywny - działa tylko po opuszczeniu pantografu w wagonie.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Jaki skutek wywoła zatrzymanie wagonu w miejscu styku pantografu z izolator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k rozruchu wagonu oraz pracy przetwornicy.</text:p>
          </table:table-cell>
          <table:table-cell office:value-type="string" calcext:value-type="string">
            <text:p>Zadziałanie hamulców szynowych.</text:p>
          </table:table-cell>
          <table:table-cell office:value-type="string" calcext:value-type="string">
            <text:p>Uszkodzenie grafitowej wkładki pantografu.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Które, z tych oznaczeń tramwaju, oprócz oznakowania liniowego, jest wymagan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 taborowy.</text:p>
          </table:table-cell>
          <table:table-cell office:value-type="string" calcext:value-type="string">
            <text:p>Tablica rejestracyjna, jak samochody.</text:p>
          </table:table-cell>
          <table:table-cell office:value-type="string" calcext:value-type="string">
            <text:p>Numer taborowy, logo i nazwa miasta, w którym porusza się tramwaj.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Czy kierując tramwajem, masz obowiązek posiadać przy sobie pozwolenie na kierowanie tym pojazd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zawsze.</text:p>
          </table:table-cell>
          <table:table-cell office:value-type="string" calcext:value-type="string">
            <text:p>Nie, ponieważ nie jest wymagane w komunikacji miejskiej.</text:p>
          </table:table-cell>
          <table:table-cell office:value-type="string" calcext:value-type="string">
            <text:p>Nie, o ile posiada odpowiedni dokument wydany przez pracodawcę.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Jak należy postąpić w przypadku wymiany przepalonego bezpiecznika topikowego - wysokiego napięc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ynie wyłączyć przetwornicę.</text:p>
          </table:table-cell>
          <table:table-cell office:value-type="string" calcext:value-type="string">
            <text:p>Opuścić pantograf (odbierak).</text:p>
          </table:table-cell>
          <table:table-cell office:value-type="string" calcext:value-type="string">
            <text:p>Jedynie założyć rękawice.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Które hamulce są wykorzystane do łagodnego zatrzymania tramwaju na przystank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zystkie rodzaje hamulców.</text:p>
          </table:table-cell>
          <table:table-cell office:value-type="string" calcext:value-type="string">
            <text:p>Hamulec elektrodynamiczny i w końcowej fazie hamulec postojowy.</text:p>
          </table:table-cell>
          <table:table-cell office:value-type="string" calcext:value-type="string">
            <text:p>Hamulec szynowy i hamulec elektrodynamiczny.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Co powinien zrobić motorniczy dojeżdżając do zanieczyszczonej zwrotni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chać dalej nie zwracając uwagi na stan zanieczyszczenia.</text:p>
          </table:table-cell>
          <table:table-cell office:value-type="string" calcext:value-type="string">
            <text:p>Zatrzymać się i oczyścić zwrotnicę przed najechaniem na nią.</text:p>
          </table:table-cell>
          <table:table-cell office:value-type="string" calcext:value-type="string">
            <text:p>Wezwać służby oczyszczania miasta.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W jakiej sytuacji, podczas jazdy, motorniczemu wolno wyłączyć blokadę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żądanie pasażera.</text:p>
          </table:table-cell>
          <table:table-cell office:value-type="string" calcext:value-type="string">
            <text:p>Przy dużym napełnieniu wagonu.</text:p>
          </table:table-cell>
          <table:table-cell office:value-type="string" calcext:value-type="string">
            <text:p>W każdej sytuacji jest zabronione.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Co należy sprawdzić w pierwszej kolejności jeśli po załączeniu jazdy tramwaj nie rusz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przetwornicy.</text:p>
          </table:table-cell>
          <table:table-cell office:value-type="string" calcext:value-type="string">
            <text:p>Ustawienie nawrotnika kierunku.</text:p>
          </table:table-cell>
          <table:table-cell office:value-type="string" calcext:value-type="string">
            <text:p>Sygnalizację zamknięcia drzwi.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Jakie napięcie powienien wskazywać woltomierz po włączeniu bateri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niejsze niż 38 V.</text:p>
          </table:table-cell>
          <table:table-cell office:value-type="string" calcext:value-type="string">
            <text:p>Mniejsze niż wartość określona dla danego typu tramwaju.</text:p>
          </table:table-cell>
          <table:table-cell office:value-type="string" calcext:value-type="string">
            <text:p>Większe niż wartość określona dla danego typu tramwaju.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Co powienien zrobić motorniczy, jeśli po załączeniu jazdy nie nastąpi odhamowanie hamulców szczękowych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bez podejmowania żadnych działań.</text:p>
          </table:table-cell>
          <table:table-cell office:value-type="string" calcext:value-type="string">
            <text:p>Odpiąć luzowniki.</text:p>
          </table:table-cell>
          <table:table-cell office:value-type="string" calcext:value-type="string">
            <text:p>Wezwać nadzór ruchu, bo nie jest to możliwe bez specjalistycznych narzędzi.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Jaki skutek wywołuje wciśnięcie pedału lub wychylenie dźwigni hamulca elektordynamicznego 'za ogranicznik'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łączenie się hamulców szynowych.</text:p>
          </table:table-cell>
          <table:table-cell office:value-type="string" calcext:value-type="string">
            <text:p>Zwiększenie efektywności działania hamulców elektrodynamicznych.</text:p>
          </table:table-cell>
          <table:table-cell office:value-type="string" calcext:value-type="string">
            <text:p>Uszkodzenie układu hamulcowego.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Czym najczęściej spowodowany jest zanik roz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kiem zasilania tramwaju (np. zanik w sieci lub zatrzymanie tramwaju 'na izolatorze').</text:p>
          </table:table-cell>
          <table:table-cell office:value-type="string" calcext:value-type="string">
            <text:p>Uszkodzeniem oświetlenia wewnętrznego wagonu.</text:p>
          </table:table-cell>
          <table:table-cell office:value-type="string" calcext:value-type="string">
            <text:p>Czynnikami atmosferycznymi.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W którym z wymienionych przypadków regularne wykonywanie badania technicznego pojazdu ma wpływ na jego bezpieczne używanie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nie po upływie okresu gwarancji pojazdu.</text:p>
          </table:table-cell>
          <table:table-cell office:value-type="string" calcext:value-type="string">
            <text:p>Tylko w okresie gwarancji pojazdu.</text:p>
          </table:table-cell>
          <table:table-cell office:value-type="string" calcext:value-type="string">
            <text:p>W całym okresie używania pojazdu.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Która z wymienionych awarii, uniemożliwia używanie samochodu osobowego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ziałające czujniki parkowania.</text:p>
          </table:table-cell>
          <table:table-cell office:value-type="string" calcext:value-type="string">
            <text:p>Niedziałająca klimatyzacja.</text:p>
          </table:table-cell>
          <table:table-cell office:value-type="string" calcext:value-type="string">
            <text:p>Niedziałające światła hamowania 'stop'.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Które z wymienionych działań należy podjąć w pierwszej kolejności, gdy w czasie jazdy zaświeci się na czerwono lampka kontrolna ciśnienia oleju silnik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ze zmniejszoną prędkością.</text:p>
          </table:table-cell>
          <table:table-cell office:value-type="string" calcext:value-type="string">
            <text:p>Zwiększyć obroty silnika.</text:p>
          </table:table-cell>
          <table:table-cell office:value-type="string" calcext:value-type="string">
            <text:p>Zatrzymać pojazd i wyłączyć silnik.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Czy numer telefonu 112 jest ogólnopolskim numerem alarmowym dla wszystkich służb ratowniczych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Czy spożycie amfetaminy może zwiększać skłonność kierowcy do ryzykownych i agresywnych zachowań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Czy zażycie leków uspokajających i nasennych, może zaburzać u kierującego kontrolę toru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Czy substancje psychoaktywne (m. in. 'dopalacze') wpływają na zdolność bezpiecznego kierowania pojazdem nawet przez najbardziej doświadczonych kierowc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2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Czy w każdym przypadku, po zażyciu leku przepisanego przez lekarza, możesz kierować pojazde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Czy zamierzając kierować pojazdem po zażyciu leków, powinieneś upewnić się, że nie mają one negatywnego wpływu na twój stan psychofizycz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5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Czy powinieneś kontynuować jazdę, jeżeli podczas pokonywania długiej trasy zaczynasz odczuwać zmęczenie i sen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80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Do czego służą światła pozycyjne pojazd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oświetlania drogi.</text:p>
          </table:table-cell>
          <table:table-cell office:value-type="string" calcext:value-type="string">
            <text:p>Do określania pozycji pojazdu.</text:p>
          </table:table-cell>
          <table:table-cell office:value-type="string" calcext:value-type="string">
            <text:p>Do sygnalizowania zmiany pasa ruchu.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Zwiększone zużycie żarówek.</text:p>
          </table:table-cell>
          <table:table-cell office:value-type="string" calcext:value-type="string">
            <text:p>Oślepianie kierujących nadjeżdżających z przeciwka.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Pogorszenie widoczności drogi w nocy.</text:p>
          </table:table-cell>
          <table:table-cell office:value-type="string" calcext:value-type="string">
            <text:p>Zwiększone zużycie żarówek.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Którą z wymienionych czynności powinieneś wykonać przed rozpoczęciem jazdy motocykl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awdzić wizualnie stan opon motocykla.</text:p>
          </table:table-cell>
          <table:table-cell office:value-type="string" calcext:value-type="string">
            <text:p>Przeprowadzić regulację światła mijania.</text:p>
          </table:table-cell>
          <table:table-cell office:value-type="string" calcext:value-type="string">
            <text:p>Sprawdzić poziom elektrolitu w akumulatorze.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Jaki może być skutek wycieku oleju z mechanicznej skrzyni bieg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iana przełożenia przekładni.</text:p>
          </table:table-cell>
          <table:table-cell office:value-type="string" calcext:value-type="string">
            <text:p>Uszkodzenie skrzyni biegów.</text:p>
          </table:table-cell>
          <table:table-cell office:value-type="string" calcext:value-type="string">
            <text:p>Spadek temperatury skrzyni biegów.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Co może być powodem nieszczelności w pneumatycznym układzie hamulcowym stosowanym w autobusa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zaworów powietrznych.</text:p>
          </table:table-cell>
          <table:table-cell office:value-type="string" calcext:value-type="string">
            <text:p>Nadmierne luzy na rozpieraczach szczęk hamulcowych.</text:p>
          </table:table-cell>
          <table:table-cell office:value-type="string" calcext:value-type="string">
            <text:p>Zużyte tarcze hamulcowe.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Który z wymienionych objawów może świadczyć o niesprawności sprężarki powietrza układu hamulcowego w autobu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czasie hamowania słychać syk powietrza w siłowniku przeponowym.</text:p>
          </table:table-cell>
          <table:table-cell office:value-type="string" calcext:value-type="string">
            <text:p>Obniżone ciśnienie w układzie pneumatycznym.</text:p>
          </table:table-cell>
          <table:table-cell office:value-type="string" calcext:value-type="string">
            <text:p>Nagły wzrost ciśnienia w układzie hamulcowym.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Czy kierując pojazdem w stanie pobudzenia emocjonalnego, zwiększasz precyzję i trafność swoich reakcji w sytuacji niebezpieczn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20(31)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Jak masz obowiązek oznakować holowany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łączyć światła awaryjne.</text:p>
          </table:table-cell>
          <table:table-cell office:value-type="string" calcext:value-type="string">
            <text:p>Umieścić z tyłu po lewej stronie ostrzegawczy trójkąt odblaskowy.</text:p>
          </table:table-cell>
          <table:table-cell office:value-type="string" calcext:value-type="string">
            <text:p>Włączyć tylne światło przeciwmgłowe.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Czy jako właściciel pojazdu masz obowiązek wskazać na żądanie uprawnionego organu, komu powierzyłeś pojazd do kierowania lub używania w określonym cza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chyba że jest to pojazd wykorzystywany do prowadzenia działalności gospodarczej.</text:p>
          </table:table-cell>
          <table:table-cell office:value-type="string" calcext:value-type="string">
            <text:p>Tak, chyba że pojazd został użyty wbrew Twojej woli i wiedzy przez nieznaną osobę, czemu nie mogłeś zapobiec.</text:p>
          </table:table-cell>
          <table:table-cell office:value-type="string" calcext:value-type="string">
            <text:p>Nie mam takiego obowiązku.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string" calcext:value-type="string">
            <text:p>Czy wolno Ci kierować pojazdem, którego tablica rejestracyjna jest niewidocz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gdy tablica jest przesłonięta przez wystający ładunek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string" calcext:value-type="string">
            <text:p>Czy wolno Ci nakleić na pojeździe znak określający inne państwo niż to, w którym pojazd został zarejestrowan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ale pod warunkiem, że pojazd posiada tablicę rejestracyjną z oznaczeniem „PL”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Co należy sprawdzić, gdy lampka kontrolna kierunkowskazów zaczęła migać dużo szybci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akumulatora.</text:p>
          </table:table-cell>
          <table:table-cell office:value-type="string" calcext:value-type="string">
            <text:p>Sprawność bezpieczników.</text:p>
          </table:table-cell>
          <table:table-cell office:value-type="string" calcext:value-type="string">
            <text:p>Sprawność żarówek kierunkowskazów.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Kiedy należy sprawdzać poziom oleju w silnik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y uruchomionym silniku.</text:p>
          </table:table-cell>
          <table:table-cell office:value-type="string" calcext:value-type="string">
            <text:p>Natychmiast po unieruchomieniu silnika.</text:p>
          </table:table-cell>
          <table:table-cell office:value-type="string" calcext:value-type="string">
            <text:p>Przed uruchomieniem zimnego silnika albo co najmniej po kilku minutach po jego wyłączeniu.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string" calcext:value-type="string">
            <text:p>Czy wolno Ci przewozić osoby w przyczepie ciągniętej przez samochód ciężar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zawsze gdy przyczepą nie przewozi się ładunku.</text:p>
          </table:table-cell>
          <table:table-cell office:value-type="string" calcext:value-type="string">
            <text:p>Tak, jeśli są to osoby wykonujące czynności ładunkowe.</text:p>
          </table:table-cell>
          <table:table-cell office:value-type="string" calcext:value-type="string">
            <text:p>Nie, jest to zabronione, chyba że osoby są przewożone pojazdami niektórych slużb, np. Policji.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string" calcext:value-type="string">
            <text:p>Jaki warunek masz obowiązek spełnić, żeby samochodem ciężarowym przewozić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oby przewożone są na miejscach stojących.</text:p>
          </table:table-cell>
          <table:table-cell office:value-type="string" calcext:value-type="string">
            <text:p>Osoby przewożone są na miejscach siedzących.</text:p>
          </table:table-cell>
          <table:table-cell office:value-type="string" calcext:value-type="string">
            <text:p>Osoby znajdują się między ładunkiem a kabiną kierowcy.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string" calcext:value-type="string">
            <text:p>Na jaką maksymalną długość ma prawo wystawać drewno długie z tyłu przyczepy kłonic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5 m.</text:p>
          </table:table-cell>
          <table:table-cell office:value-type="string" calcext:value-type="string">
            <text:p>7 m.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Kiedy masz obowiązek oznaczyć ładunek wystający poza przednią płaszczyznę obrysu samochodu ciężar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sze.</text:p>
          </table:table-cell>
          <table:table-cell office:value-type="string" calcext:value-type="string">
            <text:p>Tylko wtedy, gdy wystaje na odległość większą niż 0,5 m.</text:p>
          </table:table-cell>
          <table:table-cell office:value-type="string" calcext:value-type="string">
            <text:p>Tylko wtedy, gdy wystaje na odległość większą niż 1 m.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Jakiej barwy powinna być chorągiewka, którą zastosujesz do oznaczenia ładunku wystającego z przodu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ółtej.</text:p>
          </table:table-cell>
          <table:table-cell office:value-type="string" calcext:value-type="string">
            <text:p>Pomarańczowej.</text:p>
          </table:table-cell>
          <table:table-cell office:value-type="string" calcext:value-type="string">
            <text:p>Czerwonej.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Która czynność jest zabroniona, gdy samochodem ciężarowym przewozisz osoby poza kabiną kierowc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żenie innego pasażera w kabinie.</text:p>
          </table:table-cell>
          <table:table-cell office:value-type="string" calcext:value-type="string">
            <text:p>Rozmowa z pasażerami.</text:p>
          </table:table-cell>
          <table:table-cell office:value-type="string" calcext:value-type="string">
            <text:p>Spożywanie pokarmów.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Do jakiego poziomu powinien ograniczać prędkość zamontowany w autobusie ogranicznik prędkości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string" calcext:value-type="string">
            <text:p>Co może być następstwem zbyt wysokiego ciśnienia w oponach motocykl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ona skuteczność hamowania.</text:p>
          </table:table-cell>
          <table:table-cell office:value-type="string" calcext:value-type="string">
            <text:p>Zwiększona skuteczność hamowania.</text:p>
          </table:table-cell>
          <table:table-cell office:value-type="string" calcext:value-type="string">
            <text:p>Istotne zmniejszenie oporu powietrza.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W jaki sposób niesprawne amortyzatory wpływają na jazdę motorower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ają komfort jazdy, bez wpływu na bezpieczeństwo jazdy.</text:p>
          </table:table-cell>
          <table:table-cell office:value-type="string" calcext:value-type="string">
            <text:p>Mogą doprowadzić do wypadku.</text:p>
          </table:table-cell>
          <table:table-cell office:value-type="string" calcext:value-type="string">
            <text:p>Lekko pogarszają stabilność jazdy, bez wpływu na jej bezpieczeństwo.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W jakim terminie należy zawiadomić starostę o nabyciu motocykl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14 dni.</text:p>
          </table:table-cell>
          <table:table-cell office:value-type="string" calcext:value-type="string">
            <text:p>Do 30 dni.</text:p>
          </table:table-cell>
          <table:table-cell office:value-type="string" calcext:value-type="string">
            <text:p>Do 60 dni.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Do kierowania którym z wymienionych pojazdów uprawnia Cię prawo jazdy kategorii 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 z bocznym wózkiem.</text:p>
          </table:table-cell>
          <table:table-cell office:value-type="string" calcext:value-type="string">
            <text:p>Czterokołowym pojazdem samochodowym o masie własnej do 550 kg.</text:p>
          </table:table-cell>
          <table:table-cell office:value-type="string" calcext:value-type="string">
            <text:p>Pojazdem wolnobieżnym.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string" calcext:value-type="string">
            <text:p>Którym z wymienionych pojazdów wolno Ci kierować, jeśli masz prawo jazdy kategorii A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.</text:p>
          </table:table-cell>
          <table:table-cell office:value-type="string" calcext:value-type="string">
            <text:p>Motorowerem.</text:p>
          </table:table-cell>
          <table:table-cell office:value-type="string" calcext:value-type="string">
            <text:p>Każdym czterokołowcem.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o stwierdza dowód rejestracyjny przyczep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puszczenie jej do ruchu na drogach publicznych.</text:p>
          </table:table-cell>
          <table:table-cell office:value-type="string" calcext:value-type="string">
            <text:p>Możliwość jej sprzęgnięcia z każdym pojazdem.</text:p>
          </table:table-cell>
          <table:table-cell office:value-type="string" calcext:value-type="string">
            <text:p>Jjej sprawność w całym okresie użytkowania.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ochodem ciężarowym.</text:p>
          </table:table-cell>
          <table:table-cell office:value-type="string" calcext:value-type="string">
            <text:p>Ciągnikiem rolniczym lub pojazdem wolnobieżnym.</text:p>
          </table:table-cell>
          <table:table-cell office:value-type="string" calcext:value-type="string">
            <text:p>Pojazdem samochodowym o masie własnej do 550 kg, z wyjątkiem motocykla.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ągnikiem rolniczym z dwiema przyczepami.</text:p>
          </table:table-cell>
          <table:table-cell office:value-type="string" calcext:value-type="string">
            <text:p>Ciągnikiem balastowym.</text:p>
          </table:table-cell>
          <table:table-cell office:value-type="string" calcext:value-type="string">
            <text:p>Każdym motocyklem.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string" calcext:value-type="string">
            <text:p>Jaki obowiązek ma właściciel ciągnika rolniczego, który sprzedał pojazd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rócić dowód rejestracyjny do urzędu.</text:p>
          </table:table-cell>
          <table:table-cell office:value-type="string" calcext:value-type="string">
            <text:p>Przekazać nowemu właścicielowi dowoód rejestracyjny.</text:p>
          </table:table-cell>
          <table:table-cell office:value-type="string" calcext:value-type="string">
            <text:p>Zwrócić tablice rejestracyjne do urzędu.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Który dokument masz obowiązek mieć przy sobie, gdy kierujesz autobusem przewożącym osoby w ramach przewozu regularn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stanie zdrowia.</text:p>
          </table:table-cell>
          <table:table-cell office:value-type="string" calcext:value-type="string">
            <text:p>Zaświadczenie o odbytym szkoleniu bhp.</text:p>
          </table:table-cell>
          <table:table-cell office:value-type="string" calcext:value-type="string">
            <text:p>Rozkład jazdy.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Którą z czynności należy wykonać, przystępując do wymiany koła w autobusi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łożyć kliny zabezpieczające pod przeciwległe koło.</text:p>
          </table:table-cell>
          <table:table-cell office:value-type="string" calcext:value-type="string">
            <text:p>Zwolnić hamulec postojowy.</text:p>
          </table:table-cell>
          <table:table-cell office:value-type="string" calcext:value-type="string">
            <text:p>Ustawić dźwignię zmiany biegów w położeniu neutralnym.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string" calcext:value-type="string">
            <text:p>Czy w okresie zimowym zalecane jest dolewanie benzyny do zbiornika paliwa autobusu z silnikiem wysokoprężn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jest to wskazane z uwagi na zmniejszenie się krzepliwości benzyny.</text:p>
          </table:table-cell>
          <table:table-cell office:value-type="string" calcext:value-type="string">
            <text:p>Tak, gdy ilość dolanej benzyny nie jest większa niż 10% objętości zbiornika.</text:p>
          </table:table-cell>
          <table:table-cell office:value-type="string" calcext:value-type="string">
            <text:p>Nie, gdyż prowadzi to do uszkodzenia układu zasilania i silnika.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string" calcext:value-type="string">
            <text:p>Jaką funkcję w silniku wysokoprężnym spełnia świeca żarow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łatwia rozruch zimnego silnika.</text:p>
          </table:table-cell>
          <table:table-cell office:value-type="string" calcext:value-type="string">
            <text:p>Podgrzewa paliwo w zbiorniku.</text:p>
          </table:table-cell>
          <table:table-cell office:value-type="string" calcext:value-type="string">
            <text:p>Podgrzewa płyn chłodzący.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string" calcext:value-type="string">
            <text:p>Który z wymienionych objawów może świadczyć o niedoborze płynu do wspomagania układu kierowniczego w autobusie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rzypiąca kolumna kierownicy.</text:p>
          </table:table-cell>
          <table:table-cell office:value-type="string" calcext:value-type="string">
            <text:p>Zarzucanie przodu pojazdu podczas hamowania.</text:p>
          </table:table-cell>
          <table:table-cell office:value-type="string" calcext:value-type="string">
            <text:p>Głośniejsza praca pompy wspomagania podczas skrętów kierownicy przy pracującym silniku.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string" calcext:value-type="string">
            <text:p>Który z objawów najbardziej wskazuje na zużycie tarczy sprzęgł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raźny opór dźwigni podczas zmiany biegów.</text:p>
          </table:table-cell>
          <table:table-cell office:value-type="string" calcext:value-type="string">
            <text:p>Trudności przy włączaniu pierwszego lub wstecznego biegu.</text:p>
          </table:table-cell>
          <table:table-cell office:value-type="string" calcext:value-type="string">
            <text:p>Gwałtowny wzrost obrotów silnika przy braku wzrostu prędkości podczas przyspieszania.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string" calcext:value-type="string">
            <text:p>Objawem zbyt dużego sumarycznego luzu układu kierowniczego jest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ążność do samoczynnego powrotu skręconych kół kierowanych do położenia środkowego.</text:p>
          </table:table-cell>
          <table:table-cell office:value-type="string" calcext:value-type="string">
            <text:p>brak występowania drgań przedniego zawieszenia.</text:p>
          </table:table-cell>
          <table:table-cell office:value-type="string" calcext:value-type="string">
            <text:p>pogorszenie kierowalności i stateczności pojazdu.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Czy masz prawo prowadzić pojazd gdy obecność alkoholu w wydychanym powietrzu w Twoim organizmie przekracza 0,1 mg w dm³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Czy masz prawo prowadzić pojazd gdy stężenie alkoholu we krwi w Twoim organizmie przekracza 0,2‰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Czy po każdym leku dostępnym bez recepty masz prawo prowadzić pojaz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4570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Czy prowadząc pojazd w stanie po użyciu alkoholu podlegasz odpowiedzialności za wykr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string" calcext:value-type="string">
            <text:p>Czy w widocznej sytuacji dopuszczalne jest skręcanie w lewo i zawracanie na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string" calcext:value-type="string">
            <text:p>Używanie pojazdu w sposób powodujący uciążliwości związane z nadmierną emisją spalin do środowiska lub nadmiernym hałasem jest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ronione w obszarze zabudowanym.</text:p>
          </table:table-cell>
          <table:table-cell office:value-type="string" calcext:value-type="string">
            <text:p>zabronione.</text:p>
          </table:table-cell>
          <table:table-cell office:value-type="string" calcext:value-type="string">
            <text:p>zabronione tylko w strefie zamieszkania.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.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nagłego przyspieszenia na mokrej nawierzchni.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pokonywania ostrego zakrętu i trudności z utrzymaniem oczekiwanego toru jazdy.</text:p>
          </table:table-cell>
          <table:table-cell office:value-type="string" calcext:value-type="string">
            <text:p>W sytuacji konieczności nagłego przyspieszenie na drodze gruntowej.</text:p>
          </table:table-cell>
          <table:table-cell office:value-type="string" calcext:value-type="string">
            <text:p>W sytuacji konieczności utrzymania stałej prędkości.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hamowania na drodze gruntowej.</text:p>
          </table:table-cell>
          <table:table-cell office:value-type="string" calcext:value-type="string">
            <text:p>W sytuacji konieczności ostrego hamowania podczas zmiany pasa ruchu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utrzymania stałej prędkości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konieczności pokonywania kilku następujących po sobie zakrętów.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Czy w tej sytuacji znaki informują Cię o końcu drogi ekspresowej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Poruszasz się z prędkością 110 km/h. 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Jak długo pokwitowanie zatrzymania prawa jazdy za przekroczenie dozwolonej prędkości na obszarze zabudowanym o więcej niż 50 km/h, uprawnia do kierowania pojazd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z okres 7 dni od chwili zatrzymania.</text:p>
          </table:table-cell>
          <table:table-cell office:value-type="string" calcext:value-type="string">
            <text:p>Przez okres 24 godzin od chwili zatrzymania.</text:p>
          </table:table-cell>
          <table:table-cell office:value-type="string" calcext:value-type="string">
            <text:p>Tylko na czas pozwalający dojechać do miejsca docelowego.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Jakie konsekwencje grożą kierującemu za przekroczenie dozwolonej prędkości o więcej niż 50 km/h na obszarze zabudowanym, który będzie kierował pojazdem silnikowym mimo decyzji o zatrzymaniu prawa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osta wyda decyzję administracyjną o przedłużeniu okresu, na który zatrzymano prawo jazdy do 6 miesięcy,</text:p>
          </table:table-cell>
          <table:table-cell office:value-type="string" calcext:value-type="string">
            <text:p>starosta wyda decyzję administracyjną o przedłużeniu okresu, na który zatrzymano prawo jazdy o 6 miesięcy od chwili ujawnienia czynu,</text:p>
          </table:table-cell>
          <table:table-cell office:value-type="string" calcext:value-type="string">
            <text:p>Starosta wyda decyzję administracyjną o przedłużeniu okresu, na który zatrzymano prawo jazdy do 1 roku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W jakim przypadku nie zostanie zatrzymane prawo jazdy za przekroczenie dozwolonej prędkości o więcej niż 50 km/h na obszarze zabudowan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żeli kierujący pojazdem dopuścił się naruszenia działając w celu uchylenia bezpośredniego niebezpieczeństwa grożącego dobru chronionemu prawem.</text:p>
          </table:table-cell>
          <table:table-cell office:value-type="string" calcext:value-type="string">
            <text:p>Jeżeli jadący z tyłu kierowca drugim pojazdem za pomocą świateł ostrzegawczych i sygnału dźwiękowego dawał znaki do zwiększenia prędkości.</text:p>
          </table:table-cell>
          <table:table-cell office:value-type="string" calcext:value-type="string">
            <text:p>Jeżeli kierujący zwiększył prędkość w celu szybszego zjechania ze skrzyżowania dróg przy świecącym się sygnale zielonym.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Jakie warunki musisz spełnić, żeby po skończonym okresie zatrzymania nieprzekraczającym roku odzyskać prawo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ścić opłatę ewidencyjną i przedstawić pokwitowanie zatrzymania prawa jazdy.</text:p>
          </table:table-cell>
          <table:table-cell office:value-type="string" calcext:value-type="string">
            <text:p>Zdać ponownie egzamin państwowy z części teoretycznej i praktycznej.</text:p>
          </table:table-cell>
          <table:table-cell office:value-type="string" calcext:value-type="string">
            <text:p>Uiścić opłatę ewidencyjną i zdać egzamin państwowy z części teoretycznej.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Chcesz przewieźć dziecko na przednim siedzeniu pojazdu samochodowego wyposażonego w przednią poduszkę dla pasażera, która jest aktywna. W jaki sposób możesz to zrobić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foteliku bezpieczeństwa tyłem do kierunku jazdy.</text:p>
          </table:table-cell>
          <table:table-cell office:value-type="string" calcext:value-type="string">
            <text:p>W foteliku bezpieczeństwa przodem do kierunku jazdy.</text:p>
          </table:table-cell>
          <table:table-cell office:value-type="string" calcext:value-type="string">
            <text:p>W innym urządzeniu przytrzymującym dziecko tyłem do kierunku jazdy.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Dokumentem stwierdzającym dopuszczenie do ruchu motocykla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</text:p>
          </table:table-cell>
          <table:table-cell office:value-type="string" calcext:value-type="string">
            <text:p>prawo jazdy</text:p>
          </table:table-cell>
          <table:table-cell office:value-type="string" calcext:value-type="string">
            <text:p>dowód osobisty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Motocykl zarejestrowany za granicą dopuszcza się do ruchu, jeżeli odpowiada wymaganym warunkom technicznym i jest zaopatrzony w tablice rejestracyjne z numerem rejestracyjnym, składającym się z liter alfabetu łacińskiego i cyfr arabskich, a kierujący pojazdem ma przy sob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stwierdzający dokonanie rejestracji;</text:p>
          </table:table-cell>
          <table:table-cell office:value-type="string" calcext:value-type="string">
            <text:p>paszport</text:p>
          </table:table-cell>
          <table:table-cell office:value-type="string" calcext:value-type="string">
            <text:p>kartę stałego pobytu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Zatrzymanie dowodu rejestracyjnego motocykla zarejestrowanego w Polsce, który nie został poddany badaniu technicznemu w wyznaczonym terminie, następuje poprzez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nie okazanego dokumentu podczas kontroli drogowej.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Zawiadomienie właściwego starosty.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Gdzie można odebrać zatrzymany dowód rejestracyjny motocykla zarejestrowanego za granicą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jednostce Policji.</text:p>
          </table:table-cell>
          <table:table-cell office:value-type="string" calcext:value-type="string">
            <text:p>W jednostce Straży Miejskiej.</text:p>
          </table:table-cell>
          <table:table-cell office:value-type="string" calcext:value-type="string">
            <text:p>We właściwym miejscowo starostwie.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Zatrzymany dowód rejestracyjny motocykla zarejestrowanego za granicą, w związku ze stwierdzeniem, że pojazd narusza wymagania ochrony środowiska, pozostawia się w jednostce Policji, Straży Granicznej albo Krajowej Administracji Skarbowej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z okres 5 dni.</text:p>
          </table:table-cell>
          <table:table-cell office:value-type="string" calcext:value-type="string">
            <text:p>Przez okres 7 dni.</text:p>
          </table:table-cell>
          <table:table-cell office:value-type="string" calcext:value-type="string">
            <text:p>Przez okres 10 dni.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Który z wymienionych dokumentów stwierdza dopuszczenie ciągnika rolniczego do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Raport z Centralnej Ewidencji Pojazdów.</text:p>
          </table:table-cell>
          <table:table-cell office:value-type="string" calcext:value-type="string">
            <text:p>Pozwolenie czasowe.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Ciągnik rolniczy może być używany jako składowa kolejki turystycznej, m.in. po uzyskani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notacji w dowodzie rejestracyjnym o treści 'Kolejka turystyczna'.</text:p>
          </table:table-cell>
          <table:table-cell office:value-type="string" calcext:value-type="string">
            <text:p>Adnotacji w dowodzie rejestracyjnym o ograniczeniu prędkości konstrukcyjnej do 25 km/h.</text:p>
          </table:table-cell>
          <table:table-cell office:value-type="string" calcext:value-type="string">
            <text:p>Wpisu do centralnej ewidencji pojazdów, że ciągnik rolniczy wchodzi w skład kolejki turystycznej.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Kierujący zarejestrowanym na terytorium RP ciągnikiem rolniczym z przyczepą jest obowiązany mieć przy sobie i okazywać na żądanie uprawnionego organ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 ciągnika rolniczego.</text:p>
          </table:table-cell>
          <table:table-cell office:value-type="string" calcext:value-type="string">
            <text:p>Pokwitowanie zatrzymania dowodu rejestracyjnego ciągniętej przyczepy w okresie, w którym upoważnia ono do używania przyczepy.</text:p>
          </table:table-cell>
          <table:table-cell office:value-type="string" calcext:value-type="string">
            <text:p>Zaświadczenie o przeprowadzonym ostatnim badaniu technicznym ciągnika z wynikiem pozytywnym.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W jakim terminie właściciel ciągnika rolniczego jest zobowiązany odebrać decyzję o rejestracji pojazdu i dowód rejestracyjn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dnia złożenia wniosku o rejestrację pojazdu.</text:p>
          </table:table-cell>
          <table:table-cell office:value-type="string" calcext:value-type="string">
            <text:p>35 dni od dnia złożenia wniosku o rejestrację pojazdu.</text:p>
          </table:table-cell>
          <table:table-cell office:value-type="string" calcext:value-type="string">
            <text:p>30 dni od dnia pierwszego wyjazdu ciagnikiem rolniczym na drogę.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W przypadku przeniesienia na inną osobę własności zarejestrowanego ciągnika, dotychczasowy właściciel ma obowiązek przekazać nowemu właścicielowi dowód rejestracyjny ora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przeprowadzonym badaniu technicznym pojazdu, jeżeli w dowodzie rejestracyjnym nie jest określony aktualny termin ważności badania technicznego.</text:p>
          </table:table-cell>
          <table:table-cell office:value-type="string" calcext:value-type="string">
            <text:p>Świadectwo zgodności WE.</text:p>
          </table:table-cell>
          <table:table-cell office:value-type="string" calcext:value-type="string">
            <text:p>Dokument potwierdzający zawarcie umowy dobrowolnego ubezpieczenia pojazdu od zdarzeń losowych.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Zatrzymanie dowodu rejestracyjnego ciągnika rolniczego zarejestrowanego w Polsce, w przypadku stwierdzenia, że ciągnik narusza wymagania ochrony środowiska, następuje prze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Powiadomienie właściwego starosty.</text:p>
          </table:table-cell>
          <table:table-cell office:value-type="string" calcext:value-type="string">
            <text:p>Unieważnienie okazanego dokumentu.</text:p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string" calcext:value-type="string">
            <text:p>Kierujący ciągnikiem wyposażonym w blokadę alkoholową jest obowiązany mieć przy sobie i okazywać na żądanie uprawnionego organu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potwierdzający kalibrację blokady alkoholowej, wystawiony przez producenta urządzenia;</text:p>
          </table:table-cell>
          <table:table-cell office:value-type="string" calcext:value-type="string">
            <text:p>dokument potwierdzający kalibrację blokady alkoholowej, który może być wystawiony przez diagnostę;</text:p>
          </table:table-cell>
          <table:table-cell office:value-type="string" calcext:value-type="string">
            <text:p>dowód rejestracyjny z adnotacją o dokonanej kalibracji blokady alkoholowej.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string" calcext:value-type="string">
            <text:p>Jaki dokument stwierdza posiadanie uprawnienia do kierowania ciągnikiem rolnicz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dane w kraju prawo jazdy kategorii T.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Wizerunek prawa jazdy w aplikacji mDokumenty.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Dokumentem stwierdzającym posiadanie uprawnienia do kierowania motocyklem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żne prawo jazdy stosownie do rodzaju motocykla.</text:p>
          </table:table-cell>
          <table:table-cell office:value-type="string" calcext:value-type="string">
            <text:p>Wizerunek prawa jazdy w aplikacji mDokumenty.</text:p>
          </table:table-cell>
          <table:table-cell office:value-type="string" calcext:value-type="string">
            <text:p>Wydane w kraju pozwolenie czasowe.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Do kierowania którym z wymienionych pojazdów uprawnia prawo jazdy kategorii A1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trójkołowym o mocy nieprzekraczającej 15 kW.</text:p>
          </table:table-cell>
          <table:table-cell office:value-type="string" calcext:value-type="string">
            <text:p>Czterokołowcem.</text:p>
          </table:table-cell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Posiadacz prawa jazdy kategorii A1 może kierować m. in.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o mocy nieprzekraczającej 45kW i stosunku mocy do masy własnej nieprzekraczającym 0,2 kW/kg.</text:p>
          </table:table-cell>
          <table:table-cell office:value-type="string" calcext:value-type="string">
            <text:p>Czterokołowcem lekkim.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Jakim pojazdem możesz kierować posiadając prawo jazdy kategorii A2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terokołowcem.</text:p>
          </table:table-cell>
          <table:table-cell office:value-type="string" calcext:value-type="string">
            <text:p>Motocyklem o mocy 30 kW i stosunku mocy do masy własnej 0,15 kW/kg.</text:p>
          </table:table-cell>
          <table:table-cell office:value-type="string" calcext:value-type="string">
            <text:p>Dowolnym motocyklem trójkołowym.</text:p>
          </table:table-cell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Wymagany minimalny wiek do kierowania motocyklem trójkołowym o mocy nieprzekraczającej 15 kW wynosi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lat;</text:p>
          </table:table-cell>
          <table:table-cell office:value-type="string" calcext:value-type="string">
            <text:p>18 lat;</text:p>
          </table:table-cell>
          <table:table-cell office:value-type="string" calcext:value-type="string">
            <text:p>20 lat;</text:p>
          </table:table-cell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Prawo jazdy kategorii AM, A1, A2, A wydaje się w zależności od orzeczenia lekarskiego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okres maksymalnie do 10 lat;</text:p>
          </table:table-cell>
          <table:table-cell office:value-type="string" calcext:value-type="string">
            <text:p>na okres maksymalnie do 15 lat;</text:p>
          </table:table-cell>
          <table:table-cell office:value-type="string" calcext:value-type="string">
            <text:p>bezterminowo.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string" calcext:value-type="string">
            <text:p>Osoba posiadająca prawo jazdy kategorii AM, A1, A2, A jest zobowiązana zawiadomić starostę o zniszczeniu tego dokumentu w stopniu powodującym nieczytelność w termin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zaistnienia tego zdarzenia;</text:p>
          </table:table-cell>
          <table:table-cell office:value-type="string" calcext:value-type="string">
            <text:p>33 dni od zaistnienia tego zdarzenia;</text:p>
          </table:table-cell>
          <table:table-cell office:value-type="string" calcext:value-type="string">
            <text:p>14 dni od zaistnienia tego zdarzenia.</text:p>
          </table:table-cell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tarosta wydaje decyzję administracyjną o zatrzymaniu prawa jazdy kategorii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na obszarze zabudowanym przekroczył dopuszczalną prędkość o więcej niż 50 km/h.</text:p>
          </table:table-cell>
          <table:table-cell office:value-type="string" calcext:value-type="string">
            <text:p>Kierujący motocyklem na obszarze zabudowanym przekroczył dopuszczalną prędkość o 45 km/h.</text:p>
          </table:table-cell>
          <table:table-cell office:value-type="string" calcext:value-type="string">
            <text:p>Kierujący motocyklem na obszarze zabudowanym przekroczył dopuszczalną prędkość o 40 km/h.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tarosta wydaje decyzję administracyjną o zatrzymaniu prawa jazdy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w strefie zamieszkania z prędkością przekraczającą 70 km/h;</text:p>
          </table:table-cell>
          <table:table-cell office:value-type="string" calcext:value-type="string">
            <text:p>kierujący motocyklem porusza się w strefie zamieszkania z prędkością 60 km/h;</text:p>
          </table:table-cell>
          <table:table-cell office:value-type="string" calcext:value-type="string">
            <text:p>kierujący motocyklem porusza się w strefie zamieszkania z prędkością 50 km/h.</text:p>
          </table:table-cell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porusza się na obszarze zabudowanym po drodze, na której występuje ograniczenie prędkości do 4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 prędkością przekraczającą 90 km/h;</text:p>
          </table:table-cell>
          <table:table-cell office:value-type="string" calcext:value-type="string">
            <text:p>z prędkością 80 km/h;</text:p>
          </table:table-cell>
          <table:table-cell office:value-type="string" calcext:value-type="string">
            <text:p>z prędkością 70 km/h.</text:p>
          </table:table-cell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w strefie ograniczonej prędkości do 3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usza się z prędkością przekraczającą 80 km/h;</text:p>
          </table:table-cell>
          <table:table-cell office:value-type="string" calcext:value-type="string">
            <text:p>porusza się z prędkością 70 km/h;</text:p>
          </table:table-cell>
          <table:table-cell office:value-type="string" calcext:value-type="string">
            <text:p>porusza się z prędkością 60 km/h.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o godzinie 1.30 na obszarze zabudowanym z prędkością przekraczającą 110 km/h;</text:p>
          </table:table-cell>
          <table:table-cell office:value-type="string" calcext:value-type="string">
            <text:p>kierujący motocyklem porusza się o godzinie 2.30 na obszarze zabudowanym z prędkością 95 km/h;</text:p>
          </table:table-cell>
          <table:table-cell office:value-type="string" calcext:value-type="string">
            <text:p>kierujący motocyklem porusza się o godzinie 3.00 na obszarze zabudowanym z prędkością 90 km/h.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określoną w dowodzie rejestracyjnym motocykla;</text:p>
          </table:table-cell>
          <table:table-cell office:value-type="string" calcext:value-type="string">
            <text:p>kierujący motocyklem porusza się w ciągu dnia na obszarze zabudowanym z prędkością 90 km/h;</text:p>
          </table:table-cell>
          <table:table-cell office:value-type="string" calcext:value-type="string">
            <text:p>kierujący motocyklem porusza się na drodze ekspresowej z prędkością 180 km/h.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wynikającą z konstrukcyjnego przeznaczenia wózka bocznego motocykla;</text:p>
          </table:table-cell>
          <table:table-cell office:value-type="string" calcext:value-type="string">
            <text:p>kierujący motocyklem z wózkiem bocznym porusza się na obszarze zabudowanym z prędkością 90 km/h;</text:p>
          </table:table-cell>
          <table:table-cell office:value-type="string" calcext:value-type="string">
            <text:p>kierujący motocyklem z wózkiem bocznym porusza się poza obszarem zabudowanym z prędkością przekraczającą 140 km/h;</text:p>
          </table:table-cell>
        </table:table-row>
        <table:table-row table:style-name="ro1">
          <table:table-cell office:value-type="float" office:value="11083" calcext:value-type="float">
            <text:p>11083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sześciu miesięcy;</text:p>
          </table:table-cell>
          <table:table-cell office:value-type="string" calcext:value-type="string">
            <text:p>starosta wydaje decyzję administracyjną o przedłużeniu okresu, na który zatrzymano prawo jazdy, do dziewięciu miesięcy;</text:p>
          </table:table-cell>
          <table:table-cell office:value-type="string" calcext:value-type="string">
            <text:p>starosta wydaje decyzję administracyjną o przedłużeniu okresu zatrzymania prawa jazdy do trzech miesięcy.</text:p>
          </table:table-cell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6 miesięcy;</text:p>
          </table:table-cell>
          <table:table-cell office:value-type="string" calcext:value-type="string">
            <text:p>starosta wydaje decyzję administracyjną o przedłużeniu okresu, na który zatrzymano prawo jazdy, do 12 miesięcy;</text:p>
          </table:table-cell>
          <table:table-cell office:value-type="string" calcext:value-type="string">
            <text:p>starosta wydaje decyzję administracyjną o cofnięciu uprawnień.</text:p>
          </table:table-cell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string" calcext:value-type="string">
            <text:p>Jeżeli starosta wydał decyzję administracyjną o zatrzymaniu prawa jazdy kat. A na okres 3 miesięcy, to z uwagi na brak obowiązku posiadania podczas jazdy motocyklem prawa jazdy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żesz kierować motocyklem tylko w granicach właściwego starostwa;</text:p>
          </table:table-cell>
          <table:table-cell office:value-type="string" calcext:value-type="string">
            <text:p>możesz kierować motocyklem tylko w granicach miejscowości stałego zamieszkania;</text:p>
          </table:table-cell>
          <table:table-cell office:value-type="string" calcext:value-type="string">
            <text:p>nie wolno Ci kierować motocyklem przez okres zatrzymania prawa jazdy.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string" calcext:value-type="string">
            <text:p>Czy zamierzając kierować motorowerem, powinieneś powstrzymać się od przyjmowania jakichkolwiek leków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Czy zmieniając kierunek jazdy masz obowiązek zachowania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5 20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string" calcext:value-type="string">
            <text:p>Czy w tej sytuacji kierujący omijając pojazd powinien w razie potrzeby zmniejszyć prędk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string" calcext:value-type="string">
            <text:p>Czy w tej sytuacji powinieneś założyć, że zza pojazdu wykonującego roboty drogowe, może niespodziewanie na jezdnię wejść osoba wykonująca prace remontow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Czy w tej sytuacji kierujący, po ustąpieniu pierwszeństwa pojazdom poruszającym się z kierunku przeciwnego i omijając pojazd wykonujący roboty drogowe, musi zwracać uwagę na osoby wykonujące te robo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Czy w tej sytuacji jesteś zwolniony z obowiązku stosowania wobec dzieci zasady ograniczonego zaufania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Czy w tej sytuacji powinieneś uważnie obserwować pieszych, a wobec dzieci zastosować zasadę ograniczonego zauf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Czy zbliżając się przystanku autobusowego, jesteś zwolniony z obowiązku obserwacji zachowania dzieci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Czy w tej sytuacji kierujący pojazdem powinien przewidywać, że zza pojazdu może nagle wybiec na jezdnię dzieck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Czy w tej sytuacji kierujący zwolniony jest z obowiązku obserwowania zachowania dziecka, ponieważ idzie ono chodnikiem po lewej i jest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Jak jest maksymalna dopuszczalna wysokość pojazdu z ładunkie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m.</text:p>
          </table:table-cell>
          <table:table-cell office:value-type="string" calcext:value-type="string">
            <text:p>3,5 m.</text:p>
          </table:table-cell>
          <table:table-cell office:value-type="string" calcext:value-type="string">
            <text:p>4 m.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Na rozwinięcie jakiej maksymalnej prędkości pozwala ogranicznik prędkości zamontowany w samochodzie ciężarowym o dopuszczalnej masie całkowitej przekraczającej 3,5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aka jest maksymalna długość zespołu pojazdów złożonego z samochodu ciężarowego i przyczep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 m.</text:p>
          </table:table-cell>
          <table:table-cell office:value-type="string" calcext:value-type="string">
            <text:p>18,5 m.</text:p>
          </table:table-cell>
          <table:table-cell office:value-type="string" calcext:value-type="string">
            <text:p>18,75 m.</text:p>
          </table:table-cell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W ile gaśnic masz obowiązek wyposażyć samochód ciężarowy, którym przewozisz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.</text:p>
          </table:table-cell>
          <table:table-cell office:value-type="string" calcext:value-type="string">
            <text:p>Dwie.</text:p>
          </table:table-cell>
          <table:table-cell office:value-type="string" calcext:value-type="string">
            <text:p>Trzy.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Czy masz prawo przewozić samochodem ciężarowym ładunek sypki, gdy wysokość tego pojazdu wraz z ładunkiem wynosi 4,5 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le wyłącznie na autostradzie.</text:p>
          </table:table-cell>
          <table:table-cell office:value-type="string" calcext:value-type="string">
            <text:p>Tak, na wszystkich drogach poza obszarem zabudowanym.</text:p>
          </table:table-cell>
          <table:table-cell office:value-type="string" calcext:value-type="string">
            <text:p>Nie, jest to zabronione na wszystkich drogach.</text:p>
          </table:table-cell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Przewozisz samochodem ciężarowym o szerokości 2,55 m ładunek o szerokości 3 m. Na jaką maksymalną odległość może on wystawać z jednej strony pojazd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 cm.</text:p>
          </table:table-cell>
          <table:table-cell office:value-type="string" calcext:value-type="string">
            <text:p>25 cm.</text:p>
          </table:table-cell>
          <table:table-cell office:value-type="string" calcext:value-type="string">
            <text:p>23 cm.</text:p>
          </table:table-cell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Jakiej wartości nie może przekraczać nacisk pojedynczej osi nienapęd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ton.</text:p>
          </table:table-cell>
          <table:table-cell office:value-type="string" calcext:value-type="string">
            <text:p>10 ton.</text:p>
          </table:table-cell>
          <table:table-cell office:value-type="string" calcext:value-type="string">
            <text:p>7 ton.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W jakich okolicznościach włączenie tylnych świateł przeciwmgłowych w samochodzie ciężarowym służy zwiększeniu widoczności pojazdu podczas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nocy w każdych warunkach atmosferycznych.</text:p>
          </table:table-cell>
          <table:table-cell office:value-type="string" calcext:value-type="string">
            <text:p>W dzień iw nocy w każdych warunkach atmosferycznych.</text:p>
          </table:table-cell>
          <table:table-cell office:value-type="string" calcext:value-type="string">
            <text:p>W dzień lub w nocy w warunkach zmniejszonej przejrzystości powietrza.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W którym przypadku zmiana zaplanowanej trasy przejazdu jest najbardziej wskaza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występują niewielkie nierówności drogi.</text:p>
          </table:table-cell>
          <table:table-cell office:value-type="string" calcext:value-type="string">
            <text:p>Gdy występują okresowe opady deszczu.</text:p>
          </table:table-cell>
          <table:table-cell office:value-type="string" calcext:value-type="string">
            <text:p>Gdy występują bardzo złe warunki pogodowe i droga jest oblodzona.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Czy masz prawo kierować samochodem ciężarowym, którego szerokość wraz z ładunkiem jest większa od dopuszczaln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bez dodatkowego zezwolenia, jeśli trasa przewozu na to pozwala.</text:p>
          </table:table-cell>
          <table:table-cell office:value-type="string" calcext:value-type="string">
            <text:p>Nie, w żadnym przypadku.</text:p>
          </table:table-cell>
          <table:table-cell office:value-type="string" calcext:value-type="string">
            <text:p>Tak, ale tylko pod warunkiem uzyskania odpowiedniego zezwolenia.</text:p>
          </table:table-cell>
        </table:table-row>
        <table:table-row table:style-name="ro1">
          <table:table-cell office:value-type="float" office:value="11489" calcext:value-type="float">
            <text:p>11489</text:p>
          </table:table-cell>
          <table:table-cell office:value-type="string" calcext:value-type="string">
            <text:p>Jak sygnalizowana jest niesprawność układu przeciwblokującego (ABS)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wietlnym sygnałem kontrolnym na tablicy rozdzielczej.</text:p>
          </table:table-cell>
          <table:table-cell office:value-type="string" calcext:value-type="string">
            <text:p>Sygnałem dźwiękowym.</text:p>
          </table:table-cell>
          <table:table-cell office:value-type="string" calcext:value-type="string">
            <text:p>Włączeniem się świateł awaryjnych.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Stwierdziłeś wyciek płynu z amortyzatora hydraulicznego, jakie mogą być jego skutk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tłumienie drgań nadwozia na nierównościach drogi.</text:p>
          </table:table-cell>
          <table:table-cell office:value-type="string" calcext:value-type="string">
            <text:p>Skrócenie drogi hamowania.</text:p>
          </table:table-cell>
          <table:table-cell office:value-type="string" calcext:value-type="string">
            <text:p>Zmniejszenie przyczepności kół do jezdni na nierównej drodze.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Jaki może być skutek uszkodzenia jednej z żarówek kierunkowskaz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ostałe żarówki kierunkowskazów także nie będą działać.</text:p>
          </table:table-cell>
          <table:table-cell office:value-type="string" calcext:value-type="string">
            <text:p>Przerywacz kierunkowskazów będzie pracował ze zwiększoną częstotliwością.</text:p>
          </table:table-cell>
          <table:table-cell office:value-type="string" calcext:value-type="string">
            <text:p>Włączą się światła awaryjne.</text:p>
          </table:table-cell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Ile wynosi minimalna dozwolona głębokość rzeźby bieżnika opony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mm.</text:p>
          </table:table-cell>
          <table:table-cell office:value-type="string" calcext:value-type="string">
            <text:p>1,6 mm.</text:p>
          </table:table-cell>
          <table:table-cell office:value-type="string" calcext:value-type="string">
            <text:p>2,6 mm.</text:p>
          </table:table-cell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Które z wymienionych działań należy podjąć, gdy w czasie jazdy zaświeci się na czerwono lampka kontrolna temperatury cieczy chłodzącej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Przyspieszyć.</text:p>
          </table:table-cell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Które z wymienionych działań należy podjąć, gdy w czasie jazdy zaświeci się na czerwono lampka kontrolna ciśnienia oleju w silnik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Zwiększyć obroty silnika.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string" calcext:value-type="string">
            <text:p>Czy wolno Ci holować pojazd, którym kieruje osoba w stanie po użyciu alkohol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string" calcext:value-type="string">
            <text:p>Czy zażywanie leków nasennych i uspokajających może mieć negatywny wpływ na zdolność prowadzenia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Czy rozmieszczone w taki sposób ozdoby, ograniczają widoczność drogi i rozpraszają uwagę kierując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2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Czy zaśnieżone szyby lub lusterka samochodu, którym zamierzasz kierować, utrudniają ocenę sytuacji na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3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string" calcext:value-type="string">
            <text:p>Czy rano powinieneś zrezygnować z kierowania pojazdem, jeśli wieczorem poprzedniego dnia spożyłeś dużą ilość alkohol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8_1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Jakiej wartości nie może przekraczać rzeczywista masa całkowita przyczepy ciągniętej przez samochód ciężarowy o dopuszczalnej masie całkowitej przekraczającej 3,5 t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y własnej tego samochodu.</text:p>
          </table:table-cell>
          <table:table-cell office:value-type="string" calcext:value-type="string">
            <text:p>Rzeczywistej masy całkowitej tego samochodu.</text:p>
          </table:table-cell>
          <table:table-cell office:value-type="string" calcext:value-type="string">
            <text:p>Rzeczywistej masy całkowitej tego samochodu powiększonej o 40%.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Czy przejazd zespołu pojazdów składającego się z samochodu ciężarowego i dwóch przyczep wymaga zezwole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, nie wymaga zezwolenia, niezależnie od przewożonego ładunku.</text:p>
          </table:table-cell>
          <table:table-cell office:value-type="string" calcext:value-type="string">
            <text:p>Nie, nie wymaga zezwolenia, jeżeli w przyczepach nie jest przewożony ładunek.</text:p>
          </table:table-cell>
          <table:table-cell office:value-type="string" calcext:value-type="string">
            <text:p>Tak wymaga zezwolenia.</text:p>
          </table:table-cell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W którym z wymienionych przypadków dopuszczalne jest zasłonięcie części powierzchni przedniej szyby podczas kierowania samochodem ciężar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ograniczona jest widoczność drogi przez przymocowany do szyby notatnik z rozpisaną trasą przejazdu do miejsca docelowego.</text:p>
          </table:table-cell>
          <table:table-cell office:value-type="string" calcext:value-type="string">
            <text:p>Gdy ograniczona jest widoczność drogi przez przymocowane do szyby różnego rodzaju ozdoby.</text:p>
          </table:table-cell>
          <table:table-cell office:value-type="string" calcext:value-type="string">
            <text:p>Gdy na części powierzchni szyby rozwinięta jest zasłona przeciwsłoneczna.</text:p>
          </table:table-cell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string" calcext:value-type="string">
            <text:p>Czy fakt, że jedziesz we mgle, ma wpływ na długość drogi hamowa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może się ona zwiększyć ze względu na zawilgocenie jezdni.</text:p>
          </table:table-cell>
          <table:table-cell office:value-type="string" calcext:value-type="string">
            <text:p>Tak, może się ona zmniejszyć ze względu na zwiększoną przyczepność opony do nawierzchni jezdni.</text:p>
          </table:table-cell>
          <table:table-cell office:value-type="string" calcext:value-type="string">
            <text:p>Nie, nie zwiększa się ani nie zmniejsza, bo mgła i wilgotność nie ma na nią wpływu.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W którym z wymienionych przypadków silny boczny wiatr ma największy wpływ na stabilność jazdy pojazdem człon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czas przewozu ładunku o dużej masie.</text:p>
          </table:table-cell>
          <table:table-cell office:value-type="string" calcext:value-type="string">
            <text:p>Podczas jazdy bez ładunku i przy dużej powierzchni bocznej zespołu pojazdów.</text:p>
          </table:table-cell>
          <table:table-cell office:value-type="string" calcext:value-type="string">
            <text:p>Podczas jazdy bez ładunku i przy małej powierzchni bocznej zespołu pojazdów.</text:p>
          </table:table-cell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string" calcext:value-type="string">
            <text:p>Co grozi kierowcy, który samochodem ciężarowym przewozi o trzy osoby więcej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Zatrzymanie prawa jazdy na okres 3 miesięcy i kontrolne sprawdzenie kwalifikacji.</text:p>
          </table:table-cell>
          <table:table-cell office:value-type="string" calcext:value-type="string">
            <text:p>Zatrzymanie prawa jazdy na okres 6 miesięcy.</text:p>
          </table:table-cell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string" calcext:value-type="string">
            <text:p>Pomimo braku obowiązku posiadania podczas jazdy dowodu rejestracyjnego, właściciel motocykla zarejestrowanego na terytorium RP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a obowiązku poddawania motocykla okresowym badaniom technicznym.</text:p>
          </table:table-cell>
          <table:table-cell office:value-type="string" calcext:value-type="string">
            <text:p>Poddaje motocykl okresowym badaniom technicznym po dwóch latach od daty pierwszej rejestracji.</text:p>
          </table:table-cell>
          <table:table-cell office:value-type="string" calcext:value-type="string">
            <text:p>Poddaje motocykl okresowym badaniom technicznym przed upływem trzech lat od daty pierwszej rejestracji.</text:p>
          </table:table-cell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string" calcext:value-type="string">
            <text:p>Co grozi kierowcy autobusu, z wyłączeniem autobusu publicznego transportu zbiorowego w gminach z przewidzianymi miejscami stojącymi, za przewóz więcej niż pięciu osób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Kontrolne sprawdzenie kwalifikacji.</text:p>
          </table:table-cell>
          <table:table-cell office:value-type="string" calcext:value-type="string">
            <text:p>Mandat karny w wysokości 500 zł i 10 punktów karnych.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Zamierzasz kontynuować jazdę drogą z pierwszeństwem przejazd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6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string" calcext:value-type="string">
            <text:p>Zamierzasz skręcić w lewo na najbliższym skrzyżowani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string" calcext:value-type="string">
            <text:p>Zamierzasz kontynuować jazdę drogą z pierwszeństwem przejazdu. Czy musisz włączyć pra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string" calcext:value-type="string">
            <text:p>Czy włączając się do ruchu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Czy postój pojazdu bezpośrednio za widocznym słupkiem wskaźnikowym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Czy w tej sytuacji musisz umożliwić włączenie się do ruchu pojazdowi ciężarow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1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Czy w tej sytuacji masz obowiązek zatrzymać pojazd przed przejazdem kolejow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75" calcext:value-type="float">
            <text:p>12575</text:p>
          </table:table-cell>
          <table:table-cell office:value-type="string" calcext:value-type="string">
            <text:p>Czy w tej sytuacji wolno kontynuować jazdę lewym pasem jeżeli prawy pas jest wol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string" calcext:value-type="string">
            <text:p>Czy w tej sytuacji należy zachować ostrożność i bezpieczny odstęp od wymijanego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string" calcext:value-type="string">
            <text:p>Czy za tym znakiem wolno Ci zwiększyć prędkość do 130 km/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5ztV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string" calcext:value-type="string">
            <text:p>Czy w tak oznakowanym miejscu wolno Ci zmienić pas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7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Czy w tej sytuacji musisz zatrzymać się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string" calcext:value-type="string">
            <text:p>Czy za tym znakiem należy spodziewać się trzech niebezpiecznych zakrętów, z których wszystkie mogą być w le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26" calcext:value-type="float">
            <text:p>12726</text:p>
          </table:table-cell>
          <table:table-cell office:value-type="string" calcext:value-type="string">
            <text:p>Czy pole widzenie zwiększa się wraz z malejącą prędkością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4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37" calcext:value-type="float">
            <text:p>12737</text:p>
          </table:table-cell>
          <table:table-cell office:value-type="string" calcext:value-type="string">
            <text:p>Czy ten znak ostrzega o możliwości wystąpienia gołoledzi na jezdn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string" calcext:value-type="string">
            <text:p>Czy ten znak ostrzega o niebezpiecznym zakręcie w pra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9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string" calcext:value-type="string">
            <text:p>Czy wyprzedzając rowerzystę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86" calcext:value-type="float">
            <text:p>12786</text:p>
          </table:table-cell>
          <table:table-cell office:value-type="string" calcext:value-type="string">
            <text:p>Czy na najbliższym skrzyżowaniu musisz ustąpić pierwszeństwa pojazdom nadjeżdżającym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5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25" calcext:value-type="float">
            <text:p>12825</text:p>
          </table:table-cell>
          <table:table-cell office:value-type="string" calcext:value-type="string">
            <text:p>Czy w tej sytuacji masz prawo wyprzedzić pojazd szynow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26" calcext:value-type="float">
            <text:p>12826</text:p>
          </table:table-cell>
          <table:table-cell office:value-type="string" calcext:value-type="string">
            <text:p>Czy w tej sytuacji zabronione jest wyprzedzanie pojazdu szynoweg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string" calcext:value-type="string">
            <text:p>Czy zbliżając się do przejścia dla pieszych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4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string" calcext:value-type="string">
            <text:p>Czy prędkość jazdy i odstęp od innych uczestników ruchu drogowego należy dostosować do stanu nawierzchn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1_5005pic-zt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w obszarze zabudowanym.</text:p>
          </table:table-cell>
          <table:table-cell office:value-type="string" calcext:value-type="string">
            <text:p>Tak, ponieważ stan nawierzchni ma istotny wpływ na drogę hamowania.</text:p>
          </table:table-cell>
          <table:table-cell office:value-type="string" calcext:value-type="string">
            <text:p>Tak, ale tylko podczas opadów śniegu.</text:p>
          </table:table-cell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string" calcext:value-type="string">
            <text:p>Czy za widocznymi znakami wolno zwiększyć prędkość do 90 km/h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1_6010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ponieważ wjeżdżasz na drogę ekspresową.</text:p>
          </table:table-cell>
          <table:table-cell office:value-type="string" calcext:value-type="string">
            <text:p>Tak, ponieważ opuszczasz obszar zabudowany.</text:p>
          </table:table-cell>
          <table:table-cell office:value-type="string" calcext:value-type="string">
            <text:p>Nie, ponieważ tabliczka wskazuje, że na drogę ekspresową wjeżdżasz dopiero za 450 metrów.</text:p>
          </table:table-cell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string" calcext:value-type="string">
            <text:p>Czy prędkość dopuszczalna 50 km/h obowiązuje na obszarze zabudowanym przez całą dobę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1_6011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tylko od godziny 5:00 do 23:00.</text:p>
          </table:table-cell>
          <table:table-cell office:value-type="string" calcext:value-type="string">
            <text:p>Nie, tylko od zmierzchu do świtu.</text:p>
          </table:table-cell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Czy zbliżając się do przejścia dla pieszych,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9ztVX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Czy w tej sytuacji wolno Ci kontynuować jazdę bez zatrzymania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Czy sygnalizacja świetlna na przejściu dla pieszych zwalnia Cię z konieczności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5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Czy w tej sytuacji masz prawo kontynuować jazdę bez zwracania uwagi na zachowanie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7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string" calcext:value-type="string">
            <text:p>Czy w widocznej sytuacji z tego pasa ruchu dopuszczalne jest tylko skręcanie w lew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string" calcext:value-type="string">
            <text:p>Z jaką prędkością, kierując samochodem osobowym, należy poruszać się za tym pojazdem, jeżeli tunel znajduje się poza obszarem zabudowanym, a jego długość wynosi 600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2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 taką, aby utrzymywać, co najmniej 50 m odstępu.</text:p>
          </table:table-cell>
          <table:table-cell office:value-type="string" calcext:value-type="string">
            <text:p>Z taką, aby utrzymywć, co najmniej 80 m odstępu.</text:p>
          </table:table-cell>
          <table:table-cell office:value-type="string" calcext:value-type="string">
            <text:p>Z taką, aby utrzymywć, co najmniej 5 m odstępu.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Jaki minimalny odstęp masz obowiązek zachować od jadącego przed Tobą pojazdu, jeżeli poruszasz się samochodem osobowym tą drogą z maksymalną dozwoloną prędkości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 m.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80 m.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string" calcext:value-type="string">
            <text:p>Z jaką maksymalną prędkością wolno poruszać się za tymi znakami, gdy w bocznym wózku motocykla przewozisz sześcioletnie dziecko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  <table:table-cell office:value-type="string" calcext:value-type="string">
            <text:p>70 km/h.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Jaki odstęp od poprzedzającego pojazdu należy zachować kierując samochodem osobowym tą drog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9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 najmniej 30 m, jeżeli poruszam się z prędkością 60 km/h.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Dowolny, jeżeli pojazd poprzedzający jadący tym samym pasem ruchu porusza się ze stałą prędkością.</text:p>
          </table:table-cell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string" calcext:value-type="string">
            <text:p>Jaki odstęp masz obowiązek utrzymywać od poprzedzającego pojazdu, jeżeli kierujesz zespołem pojazdów o długości 14,5 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4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 m.</text:p>
          </table:table-cell>
          <table:table-cell office:value-type="string" calcext:value-type="string">
            <text:p>Taki, aby i inne wyprzedzające pojazdy mogły bezpiecznie wjechać w lukę utrzymywaną między tymi pojazdami.</text:p>
          </table:table-cell>
          <table:table-cell office:value-type="string" calcext:value-type="string">
            <text:p>Wyrażony w metrach nie mniejszy niż połowa liczby określającej prędkość pojazdu, którym kierujesz, wyrażonej w kilometrach na godzinę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Jaki minimalny odstęp należy zachować od poprzedzającego pojazdu, kierując samochodem ciężarowym o dmc 6 t z maksymalną dopuszczalną prędkością obowiązującą na t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40 m.</text:p>
          </table:table-cell>
          <table:table-cell office:value-type="string" calcext:value-type="string">
            <text:p>35 m.</text:p>
          </table:table-cell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string" calcext:value-type="string">
            <text:p>Jaki odstęp od poprzedzającego pojazdu masz obowiązek utrzymywać, poruszając się po tej drodze samochodem ciężarowym o długości 7,5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26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Zawsze 4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string" calcext:value-type="string">
            <text:p><text:s/>Jaki minimalny odstęp masz obowiązek utrzymywać od pojazdu poprzedzającego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wsze 5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  <table:table-cell office:value-type="string" calcext:value-type="string">
            <text:p>40 m, jeżeli poruszasz się z prędkością 80 km/h.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string" calcext:value-type="string">
            <text:p>Z jaką prędkością nie wolno poruszać się motocyklem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 km/h, bez względu na warunki panujące na drodze.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80 km/h, jeżeli przewozisz 6 letnie dziecko.</text:p>
          </table:table-cell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string" calcext:value-type="string">
            <text:p>Który ze znaków ograniczających dopuszczalną prędkość nie dotyczy kierującego motorowerem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C.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office:value-type="string" calcext:value-type="string">
            <text:p>Kogo dotyczy ograniczenie prędkości wyrażone tymi znakam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ującego motorowerem.</text:p>
          </table:table-cell>
          <table:table-cell office:value-type="string" calcext:value-type="string">
            <text:p>Kierującego motocyklem.</text:p>
          </table:table-cell>
          <table:table-cell office:value-type="string" calcext:value-type="string">
            <text:p>Kierującego pojazdem silnikowym za wyjątkiem motocykla.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string" calcext:value-type="string">
            <text:p>Z jaką prędkością wolno poruszać się tak oznakowaną drogą jednojezdniową kierując samochodem osobowy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0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Jaka jest dopuszczalna prędkość samochodu osobowego z przyczepą na tak oznakowan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6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 za znakiem zakazu.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string" calcext:value-type="string">
            <text:p>Z jaką maksymalną prędkością kierującemu samochodem osobowym z przyczepą wolno jechać po tej drodze poza obszarem zabudowany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1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string" calcext:value-type="string">
            <text:p>Z jaką dopuszczalną prędkością kierującemu autobusem wolno kontynuować jazdę za tym znakiem zakazu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, jeżeli dmc autobusu nie przekracza 3,5 tony.</text:p>
          </table:table-cell>
          <table:table-cell office:value-type="string" calcext:value-type="string">
            <text:p>70 km/h, bez względu na jego dmc.</text:p>
          </table:table-cell>
          <table:table-cell office:value-type="string" calcext:value-type="string">
            <text:p>50 km/h ciągnącym przyczepę bez względu na dmc zespołu.</text:p>
          </table:table-cell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string" calcext:value-type="string">
            <text:p>Jaki minimalny odstęp boczny należy zachować, wyprzedzając motocyklem kierującego rowere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m.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1,5 m, gdy jest to motocykl z bocznym wózkiem.</text:p>
          </table:table-cell>
        </table:table-row>
        <table:table-row table:style-name="ro1">
          <table:table-cell office:value-type="float" office:value="13063" calcext:value-type="float">
            <text:p>13063</text:p>
          </table:table-cell>
          <table:table-cell office:value-type="string" calcext:value-type="string">
            <text:p>Z jaką prędkością wolno kontynuować jazdę samochodem osobowym za tymi znakami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2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 km/h do najbliższego skrzyżowania a następnie 50 km/h.</text:p>
          </table:table-cell>
          <table:table-cell office:value-type="string" calcext:value-type="string">
            <text:p>30 km/h do tablicy z nazwą początku miejscowości a następnie 90 km/h.</text:p>
          </table:table-cell>
          <table:table-cell office:value-type="string" calcext:value-type="string">
            <text:p>30 km/h na całym odcinku drogi biegnącej na obszarze zabudowanym.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string" calcext:value-type="string">
            <text:p>Czy w tej sytuacji masz obowiązek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Czy w tej sytuacji wystarczy, że zachowasz wyłącznie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string" calcext:value-type="string">
            <text:p>Czy w tej sytuacji masz obowiązek zachować jedynie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string" calcext:value-type="string">
            <text:p>Czy w tej sytuacji, zbliżając się do przejścia dla pieszych,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Czy w tej sytuacji, przy niedziałającej sygnalizacji świetlnej, masz obowiązek ustąpienia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string" calcext:value-type="string">
            <text:p>Czy w tej sytuacji, nie widząc innych uczestników ruchu drogowego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5" calcext:value-type="float">
            <text:p>13075</text:p>
          </table:table-cell>
          <table:table-cell office:value-type="string" calcext:value-type="string">
            <text:p>Czy w tej sytuacji masz podstawy do zastosowania tzw. ograniczonego zaufania wobec kierującego pojazdem wjeżdżającym na skrzyżow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2x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string" calcext:value-type="string">
            <text:p>Czy w tej sytuacji dozwolony jest przejazd przez skrzyżowanie bez zmniejszenia prędkości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string" calcext:value-type="string">
            <text:p>Czy w tej sytuacji możesz przyspieszyć, jeżeli nie przekroczysz prędkości dozwolonej na tej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9" calcext:value-type="float">
            <text:p>13079</text:p>
          </table:table-cell>
          <table:table-cell office:value-type="string" calcext:value-type="string">
            <text:p>Czy w tej sytuacji masz podstawy sądzić, że zmiana sygnałów świetlnych nadawanych przez sygnalizatory nastąpi w krótkim czas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string" calcext:value-type="string">
            <text:p>Czy w tej sytuacji znak 'ustąp pierwszeństwa' ustawiony przed skrzyżowaniem ma zastosow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Czy w tej sytuacji skręcając w lewo na skrzyżowaniu, masz obowiązek ustąpić pierwszeństwa pojazdowi jadącemu z kierunku przeciwnego na wpros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2" calcext:value-type="float">
            <text:p>13082</text:p>
          </table:table-cell>
          <table:table-cell office:value-type="string" calcext:value-type="string">
            <text:p>Czy w tej sytuacji przejeżdżając na wprost przez skrzyżowanie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3" calcext:value-type="float">
            <text:p>13083</text:p>
          </table:table-cell>
          <table:table-cell office:value-type="string" calcext:value-type="string">
            <text:p>Czy w tej sytuacji wolno Ci zawrócić na najbliższym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4" calcext:value-type="float">
            <text:p>13084</text:p>
          </table:table-cell>
          <table:table-cell office:value-type="string" calcext:value-type="string">
            <text:p>Czy na tym skrzyżowaniu dozwolone jest wyprzedzanie inn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string" calcext:value-type="string">
            <text:p>Czy w tej sytuacji wolno Ci zawrócić pod warunkiem upewnienia się, że nie utrudnisz ruchu innym jego uczestniko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6" calcext:value-type="float">
            <text:p>13086</text:p>
          </table:table-cell>
          <table:table-cell office:value-type="string" calcext:value-type="string">
            <text:p>Czy widoczny sygnał żółty zawsze oznacza zakaz wjazdu za sygnalizator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7" calcext:value-type="float">
            <text:p>13087</text:p>
          </table:table-cell>
          <table:table-cell office:value-type="string" calcext:value-type="string">
            <text:p>Jaka jest maksymalna dopuszczalna prędkość samochodu osobowego poruszającego się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89" calcext:value-type="float">
            <text:p>13089</text:p>
          </table:table-cell>
          <table:table-cell office:value-type="string" calcext:value-type="string">
            <text:p>Z jaką maksymalną prędkością wolno kontynuować jazdę na wprost kierując samochodem ciężarowym o dmc wynoszącej 3 tony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70 km/h .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string" calcext:value-type="string">
            <text:p>Czy w tej sytuacji, kiedy na sygnalizatorze nadawane jest sygnał żółty migający, powinieneś ustąpić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string" calcext:value-type="string">
            <text:p>Czy w tej sytuacji, zbliżając się do skrzyżowania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string" calcext:value-type="string">
            <text:p>Czy w przedstawionej sytuacji należy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string" calcext:value-type="string">
            <text:p>Czy przejeżdżając obok widocznego przystanku tramwajowego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string" calcext:value-type="string">
            <text:p>Czy podczas cofania, przy braku innych uczestników ruchu na tym odcinku drogi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string" calcext:value-type="string">
            <text:p>Czy w tej sytuacji możesz nie zachowywać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6" calcext:value-type="float">
            <text:p>13096</text:p>
          </table:table-cell>
          <table:table-cell office:value-type="string" calcext:value-type="string">
            <text:p>Czy w tej sytuacji powinieneś zmniejszyć prędkość i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7" calcext:value-type="float">
            <text:p>13097</text:p>
          </table:table-cell>
          <table:table-cell office:value-type="string" calcext:value-type="string">
            <text:p>Czy w tej sytuacji powinieneś zachować szczególną ostrożność i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Czy w tej sytuacji jadąc w tunelu za pojazdem szynowym, masz obowiązek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string" calcext:value-type="string">
            <text:p>Czy w tej sytuacji powinieneś zachować ograniczone zaufanie wobec wyprzedzanego rowerzysty, który nie trzyma rąk na kierowni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Czy kierując pojazdem po zmierzchu oraz przy znacznym zachmurzeniu powinieneś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Czy w tej sytuacji zbliżasz się do przecięcia z torowiskiem, które jest z pierwszeństwem prze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 W1(352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string" calcext:value-type="string">
            <text:p>Czy w tej sytuacji masz obowiązek ustąpienia pierwszeństwa pojazdom poruszającym się drogą poprzeczn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_353_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string" calcext:value-type="string">
            <text:p>Czy na takich światłach możesz poruszać się w dzień w warunkach zmniejszonej przejrzystości powietrz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4(153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string" calcext:value-type="string">
            <text:p>Czy możesz poruszać się na światłach przeciwmgłowych przednich w czasie opadów deszcz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4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string" calcext:value-type="string">
            <text:p>Czy masz obowiązek wyłączyć światła przeciwmgłowe tylne, jeżeli widoczność jest większa niż 50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5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6" calcext:value-type="float">
            <text:p>13106</text:p>
          </table:table-cell>
          <table:table-cell office:value-type="string" calcext:value-type="string">
            <text:p>Czy masz obowiązek ustąpić pierwszeństwa pieszemu zbliżającemu się do przejścia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16_31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string" calcext:value-type="string">
            <text:p>Czy w tej sytuacji masz obowiązek zwiększyć uwagę w stopniu umożliwiającym odpowiednio szybkie 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string" calcext:value-type="string">
            <text:p>Czy w tej sytuacji masz obowiązek zatrzymać pojaz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18,319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9" calcext:value-type="float">
            <text:p>13109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(318,319)N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1_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Czy w tej sytuacji musisz ograniczyć zaufanie do piesz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22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Czy w tej sytuacji masz obowiązek powstrzymać się od ruchu w celu ustąpienia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3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4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Czy za tym znakiem 'strefa zamieszkania' urządzenia wymuszające powolną jazdę mogą nie być oznakowane znakami ostrzegawczym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string" calcext:value-type="string">
            <text:p>Czy ten znak drogowy uprzedza o początku odcinka drogi, na którym średnia prędkość jazdy jest <text:s/>kontrolowana i rejestrowana przez stacjonarne urządzenie rejestrują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118" calcext:value-type="float">
            <text:p>13118</text:p>
          </table:table-cell>
          <table:table-cell office:value-type="string" calcext:value-type="string">
            <text:p>Czy w tej sytuacji powinieneś zwiększyć uwagę, w stopniu umożliwiającym odpowiednio szybkie</text:p>
            <text:p>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string" calcext:value-type="string">
            <text:p>Czy ten znak oznacza wjazd do strefy czystego transport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string" calcext:value-type="string">
            <text:p>Czy ten znak zezwala na wjazd do strefy czystego transportu tylko pojazdom elektryczn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Czy masz obowiązek ustąpić pierwszeństwa pieszemu wchodzącemu na przejście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Czy ten znak zezwala na wjazd do strefy czystego transportu pojazdom napędzanym wodor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Czy ten znak zezwala na wjazd do strefy czystego transportu pojazdem, który jest napędzany gazem ziemny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Czy najbliższy znak informuje kierującego pojazdem, że wjazd na drogę znajdującą się po prawej stronie jest zabroniony dla niektór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6_wjazd_doTarnowa_i_C5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Czy znak ten uprzedza kierującego, że w razie jazdy na wprost, po przejechaniu odcinka 450 m za skrzyżowaniem będzie obowiązywał zakaz ruchu pojazdów 5 t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Czy kierując pojazdem o dopuszczalnej masie całkowitej przekraczającej 5 ton, widząc ten znak informacyjny, będziesz miał możliwość zawrócenia przed miejscem, w którym wjazd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4_zakaz_za350m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7" calcext:value-type="float">
            <text:p>13127</text:p>
          </table:table-cell>
          <table:table-cell office:value-type="string" calcext:value-type="string">
            <text:p>Czy za tym znakiem 'strefa zamieszkania' kierujący może spodziewać się pieszych, korzystających z całej szerokości dro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string" calcext:value-type="string">
            <text:p>Czy ten znak oznacza, że przejeżdżasz przed kierującym zbliżającym się z kierunku przeciwn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1_znak_informacyjny_strzalk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string" calcext:value-type="string">
            <text:p>Czy ten znak drogowy uprzedza o miejscu, w którym prędkość jazdy jest kontrolowana i rejestrowana przez stacjonarne urządzenie rejestrując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string" calcext:value-type="string">
            <text:p>Czy kierujący zespołem pojazdów o rzeczywistej masie całkowitej powyżej 3,5 tony jest uprzedzany o zakazie występującym na wskazanej drodze bezpośrednio za skrzyżowani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6_oczekujac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Czy w przedstawionej sytuacji możesz przejechać przed pieszym, który oczekuje na przejśc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2_znajdujacy_sie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Czy w przedstawionej sytuacji możesz przejechać przed piesz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546_lwowska_piesz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Czy w przedstawionej sytuacji doszło do nie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c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8_pieszy_na_jezdni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8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string" calcext:value-type="string">
            <text:p>Czy w tej sytuacji masz obowiązek zatrzymać pojazd w celu umożliwienia przejścia pieszemu przez jezdni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2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string" calcext:value-type="string">
            <text:p>Czy w tej sytuacji masz obowiązek zatrzymać pojazd i umożliwić pieszemu przejście na drugą stronę drog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8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Czy w tej sytuacji skręcając w prawo do posesji,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0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Czy w przedstawionej sytuacji możesz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1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Czy na tym skrzyżowaniu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_wyprzedzanie_skrzyzowan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Czy w przedstawionej sytuacji możesz wyprzedzić z lewej lub prawej strony pojazd jadący przed Tob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Czy podczas wyprzedzania hulajnogi elektrycznej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string" calcext:value-type="string">
            <text:p>Czy w tej sytuacji musisz powstrzymać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8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string" calcext:value-type="string">
            <text:p>Czy w tej sytuacji możesz wyprzedza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-W12_459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string" calcext:value-type="string">
            <text:p>Czy w tej sytuacji wolno Ci wyprzedzić rowerzyst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6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9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Czy w tej sytuacji możesz wyprzedzić na przejściu dla pieszych, pojazd jadący lewym pasem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a_wyprzedzanie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Czy w tej sytuacji masz obowiązek powstrzymać się od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Czy w tej sytuacji, żeby kontynuować jazdę, musisz oczekiwać na zmianę sygnału czerwonego na ziel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Czy wolno Ci wyprzedzić na przejściu dla pieszych pojazd jadący prawym pasem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2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string" calcext:value-type="string">
            <text:p>Czy w tej sytuacji wolno Ci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2_wyprzedzanie_przed_skrzyzowan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string" calcext:value-type="string">
            <text:p>Czy na tej jezdni zabronione jest wyprzedz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9" calcext:value-type="float">
            <text:p>13159</text:p>
          </table:table-cell>
          <table:table-cell office:value-type="string" calcext:value-type="string">
            <text:p>Czy w tej sytuacji wolno Ci wyprzedzić jadący przed Tobą pojazd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_wyprzedzanie_z_prawej_strony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Czy w tej sytuacji musisz oczekiwać na opuszczenie przejścia dla pieszych przez dzieci i osobę kierującą ruch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Czy w tej sytuacji musisz się zatrzyma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Czy w tej sytuacji wolno Ci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Czy w tej sytuacji masz obowiązek zmniejszyć prędkość, żeby nie narazić pieszego na niebezpieczeńst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Czy wyprzedzając rowerzystę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67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Czy w tej sytuacji możesz rozpocząć wyprzedz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ip7 00_00_05-00_00_13~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7" calcext:value-type="float">
            <text:p>13167</text:p>
          </table:table-cell>
          <table:table-cell office:value-type="string" calcext:value-type="string">
            <text:p>Czy w tej sytuacji masz obowiązek sygnalizować manewr wyprzedzania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Czy w tej sytuacji powstrzymasz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0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9" calcext:value-type="float">
            <text:p>13169</text:p>
          </table:table-cell>
          <table:table-cell office:value-type="string" calcext:value-type="string">
            <text:p>Czy w tej sytuacji możesz przejechać obok rowerzysty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string" calcext:value-type="string">
            <text:p>Czy wyprzedzając hulajnogę elektryczną masz obowiązek utrzymać odstęp nie mniejszy niż 1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string" calcext:value-type="string">
            <text:p>Czy masz obowiązek ustąpić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4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questions.A1:questions.I3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.00.0000</text:date>, <text:time style:data-style-name="N2" text:time-value="17:20:54.39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20T17:21:08.684000000</dc:date>
    <meta:editing-duration>PT2M52S</meta:editing-duration>
    <meta:editing-cycles>3</meta:editing-cycles>
    <meta:document-statistic meta:table-count="1" meta:cell-count="2420" meta:object-count="0"/>
  </office:meta>
</office:document-meta>
</file>